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Symbol" svg:font-family="OpenSymbol"/>
    <style:font-face style:name="arial" svg:font-family="arial, sans-serif"/>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style:contextual-spacing="false" style:line-height-at-least="0.344cm" fo:text-align="center" style:justify-single-word="false" fo:text-indent="0cm" style:auto-text-indent="false" fo:padding="0cm" fo:border="none"/>
    </style:style>
    <style:style style:name="P2" style:family="paragraph" style:parent-style-name="Footer">
      <style:paragraph-properties fo:margin-left="0cm" fo:margin-right="0cm" fo:margin-top="0cm" fo:margin-bottom="0cm" style:contextual-spacing="false" style:line-height-at-least="0.344cm" fo:text-align="center" style:justify-single-word="false" fo:text-indent="0cm" style:auto-text-indent="false" fo:padding="0cm" fo:border="none">
        <style:tab-stops>
          <style:tab-stop style:position="8.5cm" style:type="center"/>
          <style:tab-stop style:position="17cm" style:type="right"/>
        </style:tab-stops>
      </style:paragraph-properties>
      <style:text-properties officeooo:paragraph-rsid="001e20d2"/>
    </style:style>
    <style:style style:name="P3" style:family="paragraph" style:parent-style-name="Table_20_Contents">
      <style:paragraph-properties fo:text-align="center" style:justify-single-word="false"/>
    </style:style>
    <style:style style:name="P4" style:family="paragraph" style:parent-style-name="Standard">
      <style:paragraph-properties fo:text-align="start" style:justify-single-word="false"/>
      <style:text-properties style:font-name="Century Schoolbook L" fo:font-size="10pt" fo:font-weight="normal" officeooo:rsid="00022c91" officeooo:paragraph-rsid="00022c91"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Century Schoolbook L" fo:font-size="10pt" fo:font-weight="normal" officeooo:rsid="00020ba2" officeooo:paragraph-rsid="00020ba2"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Century Schoolbook L" fo:font-size="10pt" fo:font-weight="normal" officeooo:rsid="00020ba2" officeooo:paragraph-rsid="000ef341"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Century Schoolbook L" fo:font-size="10pt" fo:font-weight="normal" officeooo:rsid="00020ba2" officeooo:paragraph-rsid="0013eff2"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Century Schoolbook L" fo:font-size="10pt" fo:font-weight="normal" officeooo:rsid="0003a55a" officeooo:paragraph-rsid="0003a55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Century Schoolbook L" fo:font-size="10pt" fo:font-weight="normal" officeooo:rsid="0003a55a" officeooo:paragraph-rsid="000ef341"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Century Schoolbook L" fo:font-size="10pt" fo:font-weight="normal" officeooo:rsid="0003a55a" officeooo:paragraph-rsid="0003a55a"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Century Schoolbook L" fo:font-size="10pt" fo:font-weight="normal" officeooo:rsid="0003a55a" officeooo:paragraph-rsid="000ef341"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Century Schoolbook L" fo:font-size="10pt" fo:font-weight="normal" officeooo:rsid="000ae321" officeooo:paragraph-rsid="000ae321"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Century Schoolbook L" fo:font-size="10pt" fo:font-weight="normal" officeooo:rsid="00095e87" officeooo:paragraph-rsid="00095e87"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Century Schoolbook L" fo:font-size="10pt" fo:font-weight="normal" officeooo:rsid="000def39" officeooo:paragraph-rsid="000def39"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Century Schoolbook L" fo:font-size="10pt" fo:font-weight="normal" officeooo:rsid="0012b457" officeooo:paragraph-rsid="000ef341"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Century Schoolbook L" fo:font-size="10pt" fo:font-weight="normal" officeooo:rsid="0012b457" officeooo:paragraph-rsid="0012b457"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entury Schoolbook L" fo:font-size="10pt" fo:font-weight="bold" officeooo:rsid="00022c91" officeooo:paragraph-rsid="00022c91" style:font-size-asian="10pt" style:font-weight-asian="bold" style:font-size-complex="10pt" style:font-weight-complex="bold"/>
    </style:style>
    <style:style style:name="P18" style:family="paragraph" style:parent-style-name="Standard">
      <style:paragraph-properties fo:text-align="start" style:justify-single-word="false"/>
      <style:text-properties style:font-name="Century Schoolbook L" fo:font-size="10pt" fo:font-weight="bold" officeooo:rsid="00095e87" officeooo:paragraph-rsid="00095e87" style:font-size-asian="10pt" style:font-weight-asian="bold" style:font-size-complex="10pt" style:font-weight-complex="bold"/>
    </style:style>
    <style:style style:name="P19" style:family="paragraph" style:parent-style-name="Standard">
      <style:paragraph-properties fo:text-align="start" style:justify-single-word="false"/>
      <style:text-properties style:font-name="Century Schoolbook L" fo:font-size="10pt" fo:font-weight="bold" officeooo:rsid="000ae321" officeooo:paragraph-rsid="000ae321" style:font-size-asian="10pt" style:font-weight-asian="bold" style:font-size-complex="10pt" style:font-weight-complex="bold"/>
    </style:style>
    <style:style style:name="P20" style:family="paragraph" style:parent-style-name="Standard">
      <style:paragraph-properties fo:text-align="start" style:justify-single-word="false"/>
      <style:text-properties style:font-name="Century Schoolbook L" fo:font-size="10pt" fo:font-weight="bold" officeooo:rsid="00168697" officeooo:paragraph-rsid="00168697" style:font-size-asian="8.75pt" style:font-weight-asian="bold" style:font-size-complex="10pt" style:font-weight-complex="bold"/>
    </style:style>
    <style:style style:name="P21" style:family="paragraph" style:parent-style-name="Standard">
      <style:paragraph-properties fo:text-align="start" style:justify-single-word="false"/>
      <style:text-properties style:font-name="Century Schoolbook L" fo:font-size="14pt" fo:font-weight="normal" officeooo:rsid="00020ba2" officeooo:paragraph-rsid="00022c91"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FreeMono1" fo:font-size="10pt" fo:font-weight="bold" officeooo:rsid="00020ba2" officeooo:paragraph-rsid="00020ba2"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font-name="FreeMono1" fo:font-size="10pt" fo:font-weight="bold" officeooo:rsid="00020ba2" officeooo:paragraph-rsid="000ef341" style:font-size-asian="10pt" style:font-weight-asian="bold" style:font-size-complex="10pt" style:font-weight-complex="bold"/>
    </style:style>
    <style:style style:name="P24" style:family="paragraph" style:parent-style-name="Standard">
      <style:paragraph-properties fo:text-align="start" style:justify-single-word="false"/>
      <style:text-properties style:font-name="FreeMono1" fo:font-size="10pt" fo:font-weight="bold" officeooo:rsid="00020ba2" officeooo:paragraph-rsid="0013eff2"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font-variant="normal" fo:text-transform="none" fo:color="#000000" style:font-name="Century Schoolbook L" fo:font-size="10pt" fo:letter-spacing="normal" fo:font-style="normal" fo:font-weight="normal" officeooo:rsid="0013eff2" officeooo:paragraph-rsid="0013eff2" style:font-size-asian="10pt" style:font-weight-asian="normal" style:font-size-complex="10pt" style:font-weight-complex="normal"/>
    </style:style>
    <style:style style:name="P26" style:family="paragraph" style:parent-style-name="Standard">
      <style:paragraph-properties fo:text-align="center" style:justify-single-word="false"/>
      <style:text-properties fo:font-variant="normal" fo:text-transform="none" fo:color="#000000" style:font-name="Century Schoolbook L" fo:font-size="10pt" fo:letter-spacing="normal" fo:font-style="normal" fo:font-weight="normal" officeooo:rsid="0013eff2" officeooo:paragraph-rsid="0013eff2"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fo:font-variant="normal" fo:text-transform="none" fo:color="#000000" style:font-name="Century Schoolbook L" fo:font-size="10pt" fo:letter-spacing="normal" fo:font-style="normal" fo:font-weight="normal" officeooo:rsid="0015eb41" officeooo:paragraph-rsid="0015eb41" style:font-size-asian="10pt" style:font-weight-asian="normal" style:font-size-complex="10pt" style:font-weight-complex="normal"/>
    </style:style>
    <style:style style:name="P28" style:family="paragraph" style:parent-style-name="Standard">
      <style:text-properties fo:font-variant="normal" fo:text-transform="none" fo:color="#000000" style:font-name="Century Schoolbook L" fo:font-size="10pt" fo:letter-spacing="normal" fo:font-style="normal" fo:font-weight="normal" officeooo:rsid="0019489d"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variant="normal" fo:text-transform="none" fo:color="#000000" style:font-name="Century Schoolbook L" fo:font-size="10pt" fo:letter-spacing="normal" fo:font-style="normal" fo:font-weight="normal" officeooo:rsid="00172f43" officeooo:paragraph-rsid="00172f43" style:font-size-asian="10pt" style:font-weight-asian="normal" style:font-size-complex="10pt" style:font-weight-complex="normal"/>
    </style:style>
    <style:style style:name="P30" style:family="paragraph" style:parent-style-name="Standard">
      <style:text-properties fo:font-variant="normal" fo:text-transform="none" fo:color="#000000" style:font-name="Century Schoolbook L" fo:font-size="10pt" fo:letter-spacing="normal" fo:font-style="normal" fo:font-weight="normal" officeooo:rsid="001a871e" officeooo:paragraph-rsid="001a871e" style:font-size-asian="10pt" style:font-weight-asian="normal" style:font-size-complex="10pt" style:font-weight-complex="normal"/>
    </style:style>
    <style:style style:name="P31" style:family="paragraph" style:parent-style-name="Standard">
      <style:text-properties fo:font-variant="normal" fo:text-transform="none" fo:color="#000000" style:font-name="Century Schoolbook L" fo:font-size="10pt" fo:letter-spacing="normal" fo:font-style="normal" fo:font-weight="normal" officeooo:rsid="001b4126" officeooo:paragraph-rsid="001b4126" style:font-size-asian="10pt" style:font-weight-asian="normal" style:font-size-complex="10pt" style:font-weight-complex="normal"/>
    </style:style>
    <style:style style:name="P32" style:family="paragraph" style:parent-style-name="Standard">
      <style:text-properties fo:font-variant="normal" fo:text-transform="none" fo:color="#000000" style:font-name="Century Schoolbook L" fo:font-size="10pt" fo:letter-spacing="normal" fo:font-style="normal" fo:font-weight="normal" officeooo:rsid="001cb5d3" officeooo:paragraph-rsid="001cb5d3" style:font-size-asian="10pt" style:font-weight-asian="normal" style:font-size-complex="10pt" style:font-weight-complex="normal"/>
    </style:style>
    <style:style style:name="P33" style:family="paragraph" style:parent-style-name="Standard">
      <style:paragraph-properties fo:text-align="start" style:justify-single-word="false" fo:background-color="#cccccc" fo:padding="0.049cm" fo:border="0.06pt solid #000000" style:shadow="#808080 0.18cm 0.18cm">
        <style:background-image/>
      </style:paragraph-properties>
      <style:text-properties style:font-name="FreeMono1" fo:font-size="10pt" fo:font-weight="normal" officeooo:rsid="0003a55a" officeooo:paragraph-rsid="0012b457" style:font-size-asian="10pt" style:font-weight-asian="normal" style:font-size-complex="10pt" style:font-weight-complex="normal"/>
    </style:style>
    <style:style style:name="P34" style:family="paragraph" style:parent-style-name="Standard">
      <style:paragraph-properties fo:text-align="start" style:justify-single-word="false" fo:background-color="#cccccc" fo:padding="0.049cm" fo:border="0.06pt solid #000000" style:shadow="#808080 0.18cm 0.18cm">
        <style:background-image/>
      </style:paragraph-properties>
      <style:text-properties style:font-name="FreeMono1" fo:font-size="10pt" fo:font-weight="normal" officeooo:rsid="0012b457" officeooo:paragraph-rsid="0012b457" style:font-size-asian="10pt" style:font-weight-asian="normal" style:font-size-complex="10pt" style:font-weight-complex="normal"/>
    </style:style>
    <style:style style:name="P35" style:family="paragraph" style:parent-style-name="Standard">
      <style:paragraph-properties fo:text-align="start" style:justify-single-word="false" fo:background-color="#cccccc" fo:padding="0.049cm" fo:border="0.06pt solid #000000" style:shadow="#808080 0.18cm 0.18cm">
        <style:background-image/>
      </style:paragraph-properties>
      <style:text-properties fo:color="#000000" style:font-name="FreeMono1" fo:font-size="10pt" fo:font-weight="normal" officeooo:paragraph-rsid="0012b457" style:font-size-asian="10pt" style:font-weight-asian="normal" style:font-size-complex="10pt" style:font-weight-complex="normal"/>
    </style:style>
    <style:style style:name="P36" style:family="paragraph" style:parent-style-name="Standard">
      <style:paragraph-properties fo:margin-left="1.251cm" fo:margin-right="0cm" fo:text-align="start" style:justify-single-word="false" fo:text-indent="0cm" style:auto-text-indent="false"/>
      <style:text-properties style:font-name="Century Schoolbook L" fo:font-size="10pt" fo:font-weight="normal" officeooo:rsid="00095e87" officeooo:paragraph-rsid="00095e87" style:font-size-asian="10pt" style:font-weight-asian="normal" style:font-size-complex="10pt" style:font-weight-complex="normal"/>
    </style:style>
    <style:style style:name="P37" style:family="paragraph" style:parent-style-name="Standard">
      <style:paragraph-properties fo:margin-left="1.251cm" fo:margin-right="0cm" fo:text-align="start" style:justify-single-word="false" fo:text-indent="0cm" style:auto-text-indent="false"/>
      <style:text-properties style:font-name="Century Schoolbook L" fo:font-size="10pt" fo:font-weight="normal" officeooo:rsid="00022c91" officeooo:paragraph-rsid="000940a6" style:font-size-asian="10pt" style:font-weight-asian="normal" style:font-size-complex="10pt" style:font-weight-complex="normal"/>
    </style:style>
    <style:style style:name="P38" style:family="paragraph" style:parent-style-name="Standard">
      <style:paragraph-properties fo:margin-left="1.251cm" fo:margin-right="0cm" fo:text-align="start" style:justify-single-word="false" fo:text-indent="0cm" style:auto-text-indent="false"/>
      <style:text-properties style:font-name="Century Schoolbook L" fo:font-size="10pt" fo:font-weight="normal" officeooo:rsid="00022c91" officeooo:paragraph-rsid="00022c91" style:font-size-asian="10pt" style:font-weight-asian="normal" style:font-size-complex="10pt" style:font-weight-complex="normal"/>
    </style:style>
    <style:style style:name="P39" style:family="paragraph" style:parent-style-name="Standard">
      <style:paragraph-properties fo:margin-left="1.251cm" fo:margin-right="0cm" fo:text-align="start" style:justify-single-word="false" fo:text-indent="0cm" style:auto-text-indent="false"/>
      <style:text-properties style:font-name="Century Schoolbook L" fo:font-size="10pt" fo:font-weight="normal" officeooo:rsid="00022c91" officeooo:paragraph-rsid="00095e87" style:font-size-asian="10pt" style:font-weight-asian="normal" style:font-size-complex="10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style:font-name="Century Schoolbook L" fo:font-size="10pt" fo:font-weight="normal" officeooo:rsid="000940a6" officeooo:paragraph-rsid="00022c91" style:font-size-asian="10pt" style:font-weight-asian="normal" style:font-size-complex="10pt" style:font-weight-complex="normal"/>
    </style:style>
    <style:style style:name="P41" style:family="paragraph" style:parent-style-name="FicheTitre">
      <style:paragraph-properties fo:break-before="page"/>
    </style:style>
    <style:style style:name="P42" style:family="paragraph" style:parent-style-name="Standard" style:list-style-name="L1">
      <style:paragraph-properties fo:text-align="start" style:justify-single-word="false"/>
      <style:text-properties style:font-name="Century Schoolbook L" fo:font-size="14pt" fo:font-weight="normal" officeooo:paragraph-rsid="00022c91" style:font-size-asian="14pt" style:font-weight-asian="normal" style:font-size-complex="14pt" style:font-weight-complex="normal"/>
    </style:style>
    <style:style style:name="P43" style:family="paragraph" style:parent-style-name="Standard" style:list-style-name="L2">
      <style:paragraph-properties fo:text-align="justify" style:justify-single-word="false"/>
      <style:text-properties fo:font-variant="normal" fo:text-transform="none" fo:color="#000000" style:font-name="Century Schoolbook L" fo:font-size="10pt" fo:letter-spacing="normal" fo:font-style="normal" fo:font-weight="normal" officeooo:rsid="0015eb41" officeooo:paragraph-rsid="00172f43" style:font-size-asian="10pt" style:font-weight-asian="normal" style:font-size-complex="10pt" style:font-weight-complex="normal"/>
    </style:style>
    <style:style style:name="P44" style:family="paragraph" style:parent-style-name="Standard" style:list-style-name="L2">
      <style:paragraph-properties fo:text-align="justify" style:justify-single-word="false"/>
      <style:text-properties fo:font-variant="normal" fo:text-transform="none" fo:color="#000000" style:font-name="Century Schoolbook L" fo:font-size="10pt" fo:letter-spacing="normal" fo:font-style="normal" fo:font-weight="normal" officeooo:rsid="0015eb41" officeooo:paragraph-rsid="00174b5a" style:font-size-asian="10pt" style:font-weight-asian="normal" style:font-size-complex="10pt" style:font-weight-complex="normal"/>
    </style:style>
    <style:style style:name="P45" style:family="paragraph" style:parent-style-name="Standard" style:list-style-name="L2">
      <style:paragraph-properties fo:text-align="justify" style:justify-single-word="false"/>
      <style:text-properties fo:font-variant="normal" fo:text-transform="none" fo:color="#000000" style:font-name="Century Schoolbook L" fo:font-size="10pt" fo:letter-spacing="normal" fo:font-style="normal" fo:font-weight="normal" officeooo:rsid="00172f43" officeooo:paragraph-rsid="00172f43" style:font-size-asian="10pt" style:font-weight-asian="normal" style:font-size-complex="10pt" style:font-weight-complex="normal"/>
    </style:style>
    <style:style style:name="P46" style:family="paragraph" style:parent-style-name="FicheTitre">
      <style:paragraph-properties fo:break-before="page"/>
      <style:text-properties officeooo:paragraph-rsid="00232575"/>
    </style:style>
    <style:style style:name="P47" style:family="paragraph" style:parent-style-name="FicheTitre">
      <style:text-properties officeooo:paragraph-rsid="00232575"/>
    </style:style>
    <style:style style:name="P48" style:family="paragraph" style:parent-style-name="FicheTexte">
      <style:text-properties officeooo:paragraph-rsid="00232575"/>
    </style:style>
    <style:style style:name="P49" style:family="paragraph" style:parent-style-name="FicheTexte">
      <style:text-properties officeooo:paragraph-rsid="002422f4"/>
    </style:style>
    <style:style style:name="P50" style:family="paragraph" style:parent-style-name="FicheTexte">
      <style:text-properties officeooo:paragraph-rsid="0026122a"/>
    </style:style>
    <style:style style:name="P51" style:family="paragraph" style:parent-style-name="FicheTexte" style:list-style-name="L3"/>
    <style:style style:name="P52" style:family="paragraph" style:parent-style-name="FicheTexte" style:list-style-name="L3">
      <style:text-properties officeooo:paragraph-rsid="0026122a"/>
    </style:style>
    <style:style style:name="P53" style:family="paragraph" style:parent-style-name="FicheTexte">
      <style:text-properties officeooo:paragraph-rsid="00276815"/>
    </style:style>
    <style:style style:name="P54" style:family="paragraph" style:parent-style-name="FicheTexte">
      <style:text-properties officeooo:paragraph-rsid="00299726"/>
    </style:style>
    <style:style style:name="P55" style:family="paragraph" style:parent-style-name="FicheCode">
      <style:text-properties officeooo:paragraph-rsid="0026122a"/>
    </style:style>
    <style:style style:name="P56" style:family="paragraph" style:parent-style-name="FicheCode">
      <style:text-properties officeooo:paragraph-rsid="00276815"/>
    </style:style>
    <style:style style:name="P57" style:family="paragraph" style:parent-style-name="FicheCode">
      <style:text-properties officeooo:paragraph-rsid="0027f400"/>
    </style:style>
    <style:style style:name="T1" style:family="text">
      <style:text-properties fo:font-variant="normal" fo:text-transform="none" fo:color="#000000" style:font-name="Helvetica Neue" fo:font-size="8pt" fo:letter-spacing="normal" fo:font-style="normal" fo:font-weight="normal" style:font-size-asian="8pt" style:font-size-complex="8pt"/>
    </style:style>
    <style:style style:name="T2" style:family="text">
      <style:text-properties fo:font-variant="normal" fo:text-transform="none" fo:color="#000000" style:font-name="Helvetica Neue" fo:font-size="8pt" fo:letter-spacing="normal" fo:font-style="normal" fo:font-weight="normal" officeooo:rsid="001e16c1" style:font-size-asian="8pt" style:font-size-complex="8pt"/>
    </style:style>
    <style:style style:name="T3" style:family="text">
      <style:text-properties fo:font-variant="normal" fo:text-transform="none" fo:color="#000000" style:font-name="FreeMono1" fo:letter-spacing="normal" fo:font-style="normal" officeooo:rsid="00020ba2"/>
    </style:style>
    <style:style style:name="T4" style:family="text">
      <style:text-properties fo:font-variant="normal" fo:text-transform="none" fo:color="#000000" style:font-name="FreeMono1" fo:letter-spacing="normal" fo:font-style="normal" officeooo:rsid="0012b457"/>
    </style:style>
    <style:style style:name="T5" style:family="text">
      <style:text-properties fo:font-variant="normal" fo:text-transform="none" fo:color="#000000" style:font-name="Century Schoolbook L" fo:letter-spacing="normal" fo:font-style="normal" officeooo:rsid="0011f8fa"/>
    </style:style>
    <style:style style:name="T6" style:family="text">
      <style:text-properties fo:font-variant="normal" fo:text-transform="none" fo:color="#000000" style:font-name="Century Schoolbook L" fo:letter-spacing="normal" fo:font-style="normal" officeooo:rsid="0013eff2"/>
    </style:style>
    <style:style style:name="T7" style:family="text">
      <style:text-properties fo:font-variant="normal" fo:text-transform="none" fo:color="#000000" style:font-name="Century Schoolbook L" fo:letter-spacing="normal" fo:font-style="normal" officeooo:rsid="0015eb41"/>
    </style:style>
    <style:style style:name="T8" style:family="text">
      <style:text-properties fo:font-variant="normal" fo:text-transform="none" fo:color="#000000" style:font-name="Century Schoolbook L" fo:font-size="10pt" fo:letter-spacing="normal" fo:font-style="normal" fo:font-weight="normal" officeooo:rsid="00174b5a" style:font-size-asian="10pt" style:font-weight-asian="normal" style:font-size-complex="10pt" style:font-weight-complex="normal"/>
    </style:style>
    <style:style style:name="T9" style:family="text">
      <style:text-properties fo:font-variant="normal" fo:text-transform="none" fo:color="#000000" style:font-name="Century Schoolbook L" fo:font-size="10pt" fo:letter-spacing="normal" fo:font-style="normal" fo:font-weight="normal" officeooo:rsid="00188f56" style:font-size-asian="10pt" style:font-weight-asian="normal" style:font-size-complex="10pt" style:font-weight-complex="normal"/>
    </style:style>
    <style:style style:name="T10" style:family="text">
      <style:text-properties fo:font-variant="normal" fo:text-transform="none" fo:color="#000000" style:font-name="Century Schoolbook L" fo:font-size="10pt" fo:letter-spacing="normal" fo:font-style="normal" fo:font-weight="normal" officeooo:rsid="0019489d" style:font-size-asian="10pt" style:font-weight-asian="normal" style:font-size-complex="10pt" style:font-weight-complex="normal"/>
    </style:style>
    <style:style style:name="T11" style:family="text">
      <style:text-properties fo:font-variant="normal" fo:text-transform="none" fo:color="#000000" style:font-name="Century Schoolbook L" fo:font-size="10pt" fo:letter-spacing="normal" fo:font-style="normal" fo:font-weight="normal" officeooo:rsid="001eaf96" style:font-size-asian="10pt" style:font-weight-asian="normal" style:font-size-complex="10pt" style:font-weight-complex="normal"/>
    </style:style>
    <style:style style:name="T12" style:family="text">
      <style:text-properties fo:font-variant="normal" fo:text-transform="none" fo:color="#000000" fo:letter-spacing="normal" fo:font-style="normal"/>
    </style:style>
    <style:style style:name="T13" style:family="text">
      <style:text-properties fo:font-variant="normal" fo:text-transform="none" fo:color="#000000" fo:letter-spacing="normal" fo:font-style="normal" officeooo:rsid="0015eb41"/>
    </style:style>
    <style:style style:name="T14" style:family="text">
      <style:text-properties fo:font-variant="normal" fo:text-transform="none" fo:color="#000000" fo:letter-spacing="normal" fo:font-style="normal" officeooo:rsid="0011f8fa"/>
    </style:style>
    <style:style style:name="T15" style:family="text">
      <style:text-properties fo:font-variant="normal" fo:text-transform="none" fo:color="#000000" fo:letter-spacing="normal" fo:font-style="normal" officeooo:rsid="0019489d"/>
    </style:style>
    <style:style style:name="T16" style:family="text">
      <style:text-properties fo:font-variant="normal" fo:text-transform="none" fo:color="#000000" fo:letter-spacing="normal" fo:font-style="normal" officeooo:rsid="001b4126"/>
    </style:style>
    <style:style style:name="T17" style:family="text">
      <style:text-properties fo:font-variant="normal" fo:text-transform="none" fo:color="#000000" fo:letter-spacing="normal" fo:font-style="normal" officeooo:rsid="001cb5d3"/>
    </style:style>
    <style:style style:name="T18" style:family="text">
      <style:text-properties fo:font-variant="normal" fo:text-transform="none" fo:color="#000000" fo:letter-spacing="normal" fo:font-style="normal" officeooo:rsid="00232575"/>
    </style:style>
    <style:style style:name="T19" style:family="text">
      <style:text-properties fo:font-variant="normal" fo:text-transform="none" fo:color="#000000" style:font-name="Century Schoolbook L1" fo:font-size="10pt" fo:letter-spacing="normal" fo:font-style="normal" style:text-underline-style="none" fo:font-weight="normal" officeooo:rsid="0026122a" style:font-size-asian="10.5pt"/>
    </style:style>
    <style:style style:name="T20" style:family="text">
      <style:text-properties fo:font-variant="normal" fo:text-transform="none" fo:color="#000000" style:font-name="Century Schoolbook L1" fo:font-size="10pt" fo:letter-spacing="normal" fo:font-style="normal" fo:font-weight="normal" officeooo:rsid="0026122a" style:font-size-asian="10.5pt"/>
    </style:style>
    <style:style style:name="T21" style:family="text">
      <style:text-properties fo:font-variant="normal" fo:text-transform="none" fo:color="#4374b7" style:text-line-through-style="none" style:font-name="Helvetica Neue" fo:font-size="8pt" fo:letter-spacing="normal" fo:font-style="normal" style:text-underline-style="none" fo:font-weight="normal" style:text-blinking="false" style:font-size-asian="8pt" style:font-size-complex="8pt"/>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0020ba2"/>
    </style:style>
    <style:style style:name="T24" style:family="text">
      <style:text-properties fo:font-variant="normal" fo:text-transform="none" fo:letter-spacing="normal" fo:font-style="normal" officeooo:rsid="0012b457"/>
    </style:style>
    <style:style style:name="T25" style:family="text">
      <style:text-properties fo:font-variant="normal" fo:text-transform="none" fo:letter-spacing="normal" fo:font-style="normal" officeooo:rsid="0013eff2"/>
    </style:style>
    <style:style style:name="T26" style:family="text">
      <style:text-properties fo:font-variant="normal" fo:text-transform="none" fo:letter-spacing="normal" fo:font-style="normal" officeooo:rsid="0015eb41"/>
    </style:style>
    <style:style style:name="T27" style:family="text">
      <style:text-properties fo:font-variant="normal" fo:text-transform="none" fo:letter-spacing="normal" fo:font-style="normal" officeooo:rsid="00022c91"/>
    </style:style>
    <style:style style:name="T28" style:family="text">
      <style:text-properties fo:font-variant="normal" fo:text-transform="none" style:font-name="Century Schoolbook L" fo:letter-spacing="normal" fo:font-style="normal" officeooo:rsid="0013eff2"/>
    </style:style>
    <style:style style:name="T29" style:family="text">
      <style:text-properties fo:font-variant="normal" fo:text-transform="none" style:font-name="Century Schoolbook L" fo:letter-spacing="normal" fo:font-style="normal" officeooo:rsid="0015eb41"/>
    </style:style>
    <style:style style:name="T30" style:family="text">
      <style:text-properties officeooo:rsid="00020ba2"/>
    </style:style>
    <style:style style:name="T31" style:family="text">
      <style:text-properties officeooo:rsid="00022c91"/>
    </style:style>
    <style:style style:name="T32" style:family="text">
      <style:text-properties officeooo:rsid="0003a55a"/>
    </style:style>
    <style:style style:name="T33" style:family="text">
      <style:text-properties officeooo:rsid="00045357"/>
    </style:style>
    <style:style style:name="T34" style:family="text">
      <style:text-properties officeooo:rsid="0004ca08"/>
    </style:style>
    <style:style style:name="T35" style:family="text">
      <style:text-properties officeooo:rsid="00068d72"/>
    </style:style>
    <style:style style:name="T36" style:family="text">
      <style:text-properties fo:font-size="10pt" officeooo:rsid="00022c91" style:font-size-asian="10pt" style:font-size-complex="10pt"/>
    </style:style>
    <style:style style:name="T37" style:family="text">
      <style:text-properties fo:font-size="10pt" officeooo:rsid="000ae321" style:font-size-asian="10pt" style:font-size-complex="10pt"/>
    </style:style>
    <style:style style:name="T38" style:family="text">
      <style:text-properties officeooo:rsid="000940a6"/>
    </style:style>
    <style:style style:name="T39" style:family="text">
      <style:text-properties officeooo:rsid="00095e87"/>
    </style:style>
    <style:style style:name="T40" style:family="text">
      <style:text-properties officeooo:rsid="000ae321"/>
    </style:style>
    <style:style style:name="T41" style:family="text">
      <style:text-properties officeooo:rsid="0011f8fa"/>
    </style:style>
    <style:style style:name="T42" style:family="text">
      <style:text-properties officeooo:rsid="0012b457"/>
    </style:style>
    <style:style style:name="T43" style:family="text">
      <style:text-properties officeooo:rsid="0013eff2"/>
    </style:style>
    <style:style style:name="T44" style:family="text">
      <style:text-properties officeooo:rsid="00172f43"/>
    </style:style>
    <style:style style:name="T45" style:family="text">
      <style:text-properties officeooo:rsid="00174b5a"/>
    </style:style>
    <style:style style:name="T46" style:family="text">
      <style:text-properties officeooo:rsid="00188f56"/>
    </style:style>
    <style:style style:name="T47" style:family="text">
      <style:text-properties officeooo:rsid="0019489d"/>
    </style:style>
    <style:style style:name="T48" style:family="text">
      <style:text-properties officeooo:rsid="00195b72"/>
    </style:style>
    <style:style style:name="T49" style:family="text">
      <style:text-properties officeooo:rsid="001a871e"/>
    </style:style>
    <style:style style:name="T50" style:family="text">
      <style:text-properties officeooo:rsid="001b4126"/>
    </style:style>
    <style:style style:name="T51" style:family="text">
      <style:text-properties fo:font-size="16pt" fo:font-weight="bold" officeooo:rsid="00022c91" style:font-size-asian="16pt" style:font-weight-asian="bold" style:font-size-complex="16pt" style:font-weight-complex="bold"/>
    </style:style>
    <style:style style:name="T52" style:family="text">
      <style:text-properties fo:font-size="16pt" fo:font-weight="bold" officeooo:rsid="0019489d" style:font-size-asian="16pt" style:font-weight-asian="bold" style:font-size-complex="16pt" style:font-weight-complex="bold"/>
    </style:style>
    <style:style style:name="T53" style:family="text">
      <style:text-properties officeooo:rsid="00232575"/>
    </style:style>
    <style:style style:name="T54" style:family="text">
      <style:text-properties officeooo:rsid="002422f4"/>
    </style:style>
    <style:style style:name="T55" style:family="text">
      <style:text-properties officeooo:rsid="0026122a"/>
    </style:style>
    <style:style style:name="T56" style:family="text">
      <style:text-properties officeooo:rsid="00276815"/>
    </style:style>
    <style:style style:name="T57" style:family="text">
      <style:text-properties officeooo:rsid="0027f400"/>
    </style:style>
    <style:style style:name="T58" style:family="text">
      <style:text-properties officeooo:rsid="0029972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icheTitre">Python – Fiche n°1</text:p>
      <text:p text:style-name="FicheTitre">Installer et utiliser Python et Pygame</text:p>
      <text:p text:style-name="FicheTitre"/>
      <text:p text:style-name="FicheTexte">Python peut être téléchargé depuis cette adresse :</text:p>
      <text:p text:style-name="FicheTexte"><text:a xlink:type="simple" xlink:href="http://www.python.org/download/"><text:span text:style-name="T36">http://www.python.org/download/</text:span></text:a></text:p>
      <text:p text:style-name="FicheTexte">Pygame peut être téléchargé depuis cette adresse :</text:p>
      <text:p text:style-name="FicheTexte"><text:a xlink:type="simple" xlink:href="http://www.pygame.org/download.shtml"><text:span text:style-name="T37">http://www.pygame.org/download.shtml</text:span></text:a></text:p>
      <text:p text:style-name="FicheTexte"/>
      <text:p text:style-name="FicheTexte"><text:span text:style-name="T39">En ce qui concerne python, p</text:span>référez la version 3 à la version 2. <text:span text:style-name="T39">Pour pygame, choisissez une version se terminant par le même numéro de version majeure que python, par exemple pygame-1.9.2a0.win32-py3.2.msi pour la version 3 de python. </text:span></text:p>
      <text:p text:style-name="FicheTexte">Si la version la plus récente de pygame ne correspond pas à la version la plus récente de python, vous pouvez retrouver les versions précédentes de python sur la page de téléchargement en cliquant sur « Releases » dans le menu à gauche.</text:p>
      <text:p text:style-name="P4"/>
      <text:p text:style-name="P18">Installation sous Windows</text:p>
      <text:p text:style-name="P40">Installer python :</text:p>
      <text:p text:style-name="P39"><text:span text:style-name="T39">- Double-cliquer sur le fichier python-3.</text:span><text:span text:style-name="T40">2</text:span><text:span text:style-name="T39">.0.msi (ou la version téléchargée)</text:span></text:p>
      <text:p text:style-name="P38"><text:span text:style-name="T38">- </text:span><text:span text:style-name="T39">Choisir « </text:span><text:span text:style-name="T38">Install for all users » </text:span><text:span text:style-name="T39">puis cliquer sur « Next » (suivant)</text:span></text:p>
      <text:p text:style-name="P37"><text:span text:style-name="T38">- </text:span><text:span text:style-name="T39">Garder le répertoire par défaut</text:span><text:span text:style-name="T38"> (</text:span><text:a xlink:type="simple" xlink:href="../../../../../../C:/Python33"><text:span text:style-name="T38">C:\Python33</text:span></text:a><text:span text:style-name="T38">) </text:span><text:span text:style-name="T39">et cliquer sur « Next »</text:span></text:p>
      <text:p text:style-name="P37"><text:span text:style-name="T38">- </text:span><text:span text:style-name="T39">Garder la selection de paquets par défaut et cliquer sur « Next »</text:span></text:p>
      <text:p text:style-name="P36">- Une fois l'installation terminée, cliquer sur « Finish »</text:p>
      <text:p text:style-name="P36"/>
      <text:p text:style-name="P36">Installer pygame :</text:p>
      <text:p text:style-name="P36">- Double-cliquer sur le fichier pygame-1.9.2a0.win32-py32.msi (ou la version téléchargée)</text:p>
      <text:p text:style-name="P36">- Choisir « Install for all users » puis cliquer sur « Next »</text:p>
      <text:p text:style-name="P36">- Ne pas changer l'endroit où Python est installé et cliquer sur « Next »</text:p>
      <text:p text:style-name="P36">- Une fois l'installation terminée, cliquer sur « Finish »</text:p>
      <text:p text:style-name="P13"/>
      <text:p text:style-name="P18">Installation sous GNU/Linux</text:p>
      <text:p text:style-name="P13"><text:tab/>Recherchez dans le gestionnaire de paquet de votre distribution quelles versions de python et de pygame sont disponibles.</text:p>
      <text:p text:style-name="P13"><text:tab/>Si pygame pour python3 est disponible, installer python3 et pygame pour python3. Si pygame n'est disponible que pour python2, installer python2 et pygame pour python2.</text:p>
      <text:p text:style-name="P13"/>
      <text:p text:style-name="P19">Installation sous Mac</text:p>
      <text:p text:style-name="P12"><text:tab/>Python est installé par défaut sur Mac OS X. Il est possible d'installer une version plus récente depuis le lien de téléchargement fourni ci-dessus.</text:p>
      <text:p text:style-name="P12"><text:tab/>Depuis la page de téléchargement de pygame, sélectionner la version correspondant à la version de python installée. Par exemple, pygame-1.9.1release-py2.6-macosx10.5.zip pour Python 2.6.</text:p>
      <text:p text:style-name="P13"/>
      <text:p text:style-name="P19">Utiliser python</text:p>
      <text:p text:style-name="FicheTexte">Lancer IDLE.</text:p>
      <text:p text:style-name="FicheTexte">Au premier lancement, seule la fenêtre « Python Shell » s'ouvre. C'est une fenêtre dans laquelle on peut exécuter des commandes Python.</text:p>
      <text:p text:style-name="FicheTexte">Essayez de taper « 2+2 ». Le résultat devrait être proche de ceci :</text:p>
      <text:p text:style-name="FicheCode">Python 3.3.0 (default, Dec 22 2012, 21:14:17) </text:p>
      <text:p text:style-name="FicheCode">[GCC 4.7.2] on linux</text:p>
      <text:p text:style-name="FicheCode">Type "copyright", "credits" or "license()" for more information.</text:p>
      <text:p text:style-name="FicheCode">&gt;&gt;&gt; 2+2</text:p>
      <text:p text:style-name="FicheCode">4</text:p>
      <text:p text:style-name="FicheCode">&gt;&gt;&gt; </text:p>
      <text:p text:style-name="FicheTexte">Il est pratique de pouvoir exécuter des commandes python et de voir le résultat immédiatement. Cependant, si l'on veut pouvoir ré-exécuter son programme à volonté et le conserver, il faut passer le sauvegarder dans un fichier. </text:p>
      <text:p text:style-name="FicheTexte"><text:soft-page-break/>Cliquez sur « File » → « New Window » ou pressez Ctrl+N. Ecrivez 2+2 puis cliquez sur « Run » → « Run module » ou pressez F5. Avant de pouvoir exécuter votre programme, vous devez le sauvegarder. Choisissez un répertoire et un nom pour le sauvegarder.</text:p>
      <text:p text:style-name="FicheTexte"/>
      <text:p text:style-name="FicheTexte">Vous pouvez voir les lignes suivantes dans la fenêtre « Python Shell » :</text:p>
      <text:p text:style-name="FicheCode">&gt;&gt;&gt; ================================ RESTART ================================</text:p>
      <text:p text:style-name="FicheCode">&gt;&gt;&gt; </text:p>
      <text:p text:style-name="FicheCode">&gt;&gt;&gt; </text:p>
      <text:p text:style-name="FicheTexte">La ligne RESTART indique que le programme a été lancé. Mais rien ne s'est affiché ! Lorsque l'on exécute un programme Python, le résultat des commandes ne s'affiche pas, contrairement à lorsque l'on exécute les commandes directement dans le shell python.</text:p>
      <text:p text:style-name="FicheTexte">Modifiez le fichier pour remplacer la ligne « 2+2 » par « print(2+2) » puis relancez le programme. Le résultat est le suivant :</text:p>
      <text:p text:style-name="FicheCode">&gt;&gt;&gt; ================================ RESTART ================================</text:p>
      <text:p text:style-name="FicheCode">&gt;&gt;&gt; </text:p>
      <text:p text:style-name="FicheCode">4</text:p>
      <text:p text:style-name="FicheCode">&gt;&gt;&gt; </text:p>
      <text:p text:style-name="FicheTexte">Cette fois, la commande print fait que le résultat est affiché.</text:p>
      <text:p text:style-name="P14"/>
      <text:p text:style-name="P17">Quelques liens en français sur Python :</text:p>
      <text:list xml:id="list7019234322615932164" text:style-name="L1">
        <text:list-item>
          <text:p text:style-name="P42"><text:a xlink:type="simple" xlink:href="http://www.olivierberger.org/python/"><text:span text:style-name="T36">http://www.olivierberger.org/python/</text:span></text:a></text:p>
        </text:list-item>
        <text:list-item>
          <text:p text:style-name="P42"><text:a xlink:type="simple" xlink:href="http://wiki.python.org/moin/FrenchLanguage"><text:span text:style-name="T36">http://wiki.python.org/moin/FrenchLanguage</text:span></text:a></text:p>
        </text:list-item>
        <text:list-item>
          <text:p text:style-name="P42"><text:a xlink:type="simple" xlink:href="http://the3fold.free.fr/index.php?src=contenu/Langages/Python"><text:span text:style-name="T36">http://the3fold.free.fr/index.php?src=contenu/Langages/Python</text:span></text:a></text:p>
        </text:list-item>
      </text:list>
      <text:p text:style-name="P4"/>
      <text:p text:style-name="P21"/>
      <text:p text:style-name="P41">Python – Fiche n°2</text:p>
      <text:p text:style-name="FicheTitre">Écrire, lire, variables, conditions et boucles</text:p>
      <text:p text:style-name="FicheTitre"/>
      <text:p text:style-name="FicheCode">prenom = input("Bonjour, comment t'appelles-tu ? ")</text:p>
      <text:p text:style-name="FicheCode">print("Enchanté ", prenom, " je suis content de faire ta connaissance.") </text:p>
      <text:p text:style-name="FicheCode">age = input("Quel age as-tu ? ")</text:p>
      <text:p text:style-name="FicheCode">age_en_mois = 12*age</text:p>
      <text:p text:style-name="FicheCode">print("Tu as donc ", age_en_mois, " mois.")</text:p>
      <text:p text:style-name="FicheCode">age_en_mois = 12*int(age)</text:p>
      <text:p text:style-name="FicheCode"><text:span text:style-name="T30">print("</text:span><text:span text:style-name="T34">Pardon, je voulais dire </text:span><text:span text:style-name="T30">", age_en_mois, " mois.")</text:span></text:p>
      <text:p text:style-name="P22"/>
      <text:p text:style-name="FicheTexte">Que se passe-t-il lorsque le programme est lancé ? </text:p>
      <text:p text:style-name="FicheTexte"><text:span text:style-name="T30">Essaie de répondre « 1</text:span><text:span text:style-name="T34">0</text:span><text:span text:style-name="T30"> » à la question sur l'age.</text:span></text:p>
      <text:p text:style-name="FicheTexte"><text:span text:style-name="T30">Essaie de répondre « 1</text:span><text:span text:style-name="T34">0</text:span><text:span text:style-name="T30"> ans » à la question sur l'age.</text:span></text:p>
      <text:p text:style-name="FicheTexte">D'où viens la première valeur que Python donne pour l'age en mois ?</text:p>
      <text:p text:style-name="P5"/>
      <text:p text:style-name="FicheCode"><text:span text:style-name="T31">jour</text:span><text:span text:style-name="T30"> = input("</text:span><text:span text:style-name="T31">Quel jour somme nous ?</text:span><text:span text:style-name="T30"> ")</text:span></text:p>
      <text:p text:style-name="FicheCode"><text:span text:style-name="T31">if jour == </text:span><text:span text:style-name="T30">"</text:span><text:span text:style-name="T31">Dimanche</text:span><text:span text:style-name="T30">"</text:span><text:span text:style-name="T31">:</text:span></text:p>
      <text:p text:style-name="FicheCode"><text:span text:style-name="T31"><text:tab/>print(</text:span><text:span text:style-name="T30">"</text:span><text:span text:style-name="T31">Vive le repos !</text:span><text:span text:style-name="T30">"</text:span><text:span text:style-name="T31">)</text:span></text:p>
      <text:p text:style-name="FicheCode"># On peut mettre autant de elif que l'on veut</text:p>
      <text:p text:style-name="FicheCode"><text:span text:style-name="T31">elif jour != </text:span><text:span text:style-name="T30">"</text:span><text:span text:style-name="T31">Samedi</text:span><text:span text:style-name="T30">"</text:span><text:span text:style-name="T31">:</text:span></text:p>
      <text:p text:style-name="FicheCode"><text:span text:style-name="T31"><text:tab/>print(</text:span><text:span text:style-name="T30">"</text:span><text:span text:style-name="T31">On doit être un jour de semaine </text:span><text:span text:style-name="T32">alors.</text:span><text:span text:style-name="T30">"</text:span><text:span text:style-name="T32">)</text:span></text:p>
      <text:p text:style-name="FicheCode">else:</text:p>
      <text:p text:style-name="FicheCode"><text:span text:style-name="T31"><text:tab/>print(</text:span><text:span text:style-name="T30">"</text:span><text:span text:style-name="T32">Serions-nous samedi ? O</text:span><text:span text:style-name="T31">n pourrait aller à la médiathèque …</text:span><text:span text:style-name="T30">"</text:span><text:span text:style-name="T32">)</text:span></text:p>
      <text:p text:style-name="FicheCode"><text:span text:style-name="T32">age = i</text:span><text:span text:style-name="T33">nt(</text:span><text:span text:style-name="T32">input(</text:span><text:span text:style-name="T30">"</text:span><text:span text:style-name="T32">Quel age as-tu ? </text:span><text:span text:style-name="T30">"</text:span><text:span text:style-name="T32">)</text:span><text:span text:style-name="T33">)</text:span></text:p>
      <text:p text:style-name="FicheCode">if age &gt;= 18:</text:p>
      <text:p text:style-name="FicheCode"><text:span text:style-name="T32"><text:tab/>print(</text:span><text:span text:style-name="T30">"</text:span><text:span text:style-name="T32">Tu es majeur, tu peux voter.</text:span><text:span text:style-name="T30">"</text:span><text:span text:style-name="T32">)</text:span></text:p>
      <text:p text:style-name="FicheCode">if age &lt; 7:</text:p>
      <text:p text:style-name="FicheCode"><text:span text:style-name="T32"><text:tab/>print(</text:span><text:span text:style-name="T30">"</text:span><text:span text:style-name="T32">Tu n'as pas encore l'age de raison.</text:span><text:span text:style-name="T30">"</text:span><text:span text:style-name="T32">)</text:span></text:p>
      <text:p text:style-name="P5"/>
      <text:p text:style-name="FicheTexte">À quoi sert la ligne commençant par un # ?</text:p>
      <text:p text:style-name="FicheTexte">Que se passe-t-il si tu réponds « samedi » ou « SAMEDI » ? Pourquoi le résultat est-il différent de « Samedi » ?</text:p>
      <text:p text:style-name="FicheTexte">Qu'est-ce qui change si tu remplaces le mot clef « elif » par « if ». Pourquoi ?</text:p>
      <text:p text:style-name="P10"/>
      <text:p text:style-name="FicheCode">r<text:span text:style-name="T32">eponse=""</text:span></text:p>
      <text:p text:style-name="FicheCode">while reponse != <text:span text:style-name="T32">"oui":</text:span></text:p>
      <text:p text:style-name="FicheCode"><text:s text:c="4"/>reponse = <text:span text:style-name="T32">input("Ai-je</text:span> raison ? ")</text:p>
      <text:p text:style-name="FicheCode"><text:s text:c="4"/>if reponse == "je <text:span text:style-name="T32">refuse</text:span> de répondre":</text:p>
      <text:p text:style-name="FicheCode"><text:s text:c="8"/>break</text:p>
      <text:p text:style-name="P10"/>
      <text:p text:style-name="FicheTexte">Que peux-tu répondre pour arrêter le programme ? Il y a deux réponses possibles.</text:p>
      <text:p text:style-name="P8"/>
      <text:p text:style-name="FicheTitre"/>
      <text:p text:style-name="P41">Python – Fiche n°<text:span text:style-name="T35">3</text:span></text:p>
      <text:p text:style-name="FicheTitre">Listes, tuples et dictionnaires</text:p>
      <text:p text:style-name="FicheTitre"/>
      <text:p text:style-name="FicheCode"><text:span text:style-name="T22">maListe = [ "a", "toto", 3, 4.5 ]</text:span><text:line-break/><text:span text:style-name="T22">print(maListe[0])</text:span><text:line-break/><text:span text:style-name="T22">print(maListe[3])</text:span><text:line-break/><text:span text:style-name="T22">print(maListe[-1])</text:span><text:line-break/><text:span text:style-name="T22">print(maListe[-4])</text:span><text:line-break/><text:span text:style-name="T22">print(maListe[1:3])</text:span><text:line-break/><text:span text:style-name="T22">print(maListe[:3])</text:span><text:line-break/><text:span text:style-name="T22">print(maListe[1:])</text:span></text:p>
      <text:p text:style-name="FicheCode">maListe[1]="b"</text:p>
      <text:p text:style-name="FicheCode"><text:span text:style-name="T24">print(maListe)</text:span><text:line-break/><text:span text:style-name="T22">maListe.append("titi")</text:span><text:line-break/><text:span text:style-name="T22">print(maListe)</text:span></text:p>
      <text:p text:style-name="FicheCode">p<text:span text:style-name="T22">rint(maListe[::2])</text:span></text:p>
      <text:p text:style-name="FicheCode"><text:span text:style-name="T41">print(maListe[1:5:2])</text:span><text:line-break/>maListe.insert(2, "nouveau")<text:line-break/>print(maListe)<text:line-break/>maListe.extend(["une", "autre", "liste"])<text:line-break/>print(maListe)<text:line-break/>print("toto" in maListe)<text:line-break/>print(maListe.index("toto"))<text:line-break/>maListe.remove("toto")<text:line-break/><text:span text:style-name="T31">print(</text:span><text:span text:style-name="T27">maListe</text:span><text:span text:style-name="T31">)</text:span></text:p>
      <text:p text:style-name="P23"/>
      <text:p text:style-name="FicheTexte">Que se passe-t-il lorsque l<text:span text:style-name="T41">'on utilise maListe avec un index négatif (maListe[-1], maListe[-4])</text:span> ? </text:p>
      <text:p text:style-name="FicheTexte"><text:span text:style-name="T41">À quoi correspond maListe[1:3] </text:span><text:span text:style-name="T30">? </text:span><text:span text:style-name="T41">Et maListe[::2] ou maListe[1:5:2] ?</text:span></text:p>
      <text:p text:style-name="FicheTexte"><text:span text:style-name="T30">Q</text:span><text:span text:style-name="T41">uelles sont les différences entre les méthodes append, insert et extend ?</text:span></text:p>
      <text:p text:style-name="FicheTexte">Q<text:span text:style-name="T41">ue fait le mot clef « in » dans </text:span><text:span text:style-name="T5">"</text:span><text:span text:style-name="T41">« toto » in maListe </text:span><text:span text:style-name="T5">" ?</text:span></text:p>
      <text:p text:style-name="P6"/>
      <text:p text:style-name="FicheCode">maListe = [ "a", "toto", 3, 4.5 ]</text:p>
      <text:p text:style-name="FicheCode">for element in maListe:</text:p>
      <text:p text:style-name="FicheCode"><text:s text:c="4"/>print(element)</text:p>
      <text:p text:style-name="FicheCode"><text:span text:style-name="T30">p</text:span><text:span text:style-name="T41">rint(range(0,5)</text:span><text:span text:style-name="T30">)</text:span></text:p>
      <text:p text:style-name="FicheCode">print(list(range(0,5)))</text:p>
      <text:p text:style-name="FicheCode">for i in range(0,5):</text:p>
      <text:p text:style-name="FicheCode"><text:s text:c="4"/>print(i)</text:p>
      <text:p text:style-name="P15"/>
      <text:p text:style-name="FicheTexte"><text:span text:style-name="T41">Range n'est pas une méthode mais un générateur. </text:span><text:span text:style-name="T42">Dans certains cas, il se comporte comme une liste mais ne nécessitera pas autant de mémoire qu'une liste qui contiendrait autant d'élément.</text:span></text:p>
      <text:p text:style-name="P9"/>
      <text:p text:style-name="P35"><text:span text:style-name="T24">monTuple</text:span><text:span text:style-name="T23"> = </text:span><text:span text:style-name="T24">(</text:span><text:span text:style-name="T23"> "a", "toto", 3, 4.5 </text:span><text:span text:style-name="T24">)</text:span></text:p>
      <text:p text:style-name="P34">print(monTuple)</text:p>
      <text:p text:style-name="P33"><text:span text:style-name="T42">monTuple[1]=</text:span><text:span text:style-name="T3">"</text:span><text:span text:style-name="T4">b</text:span><text:span text:style-name="T3">"</text:span></text:p>
      <text:p text:style-name="P11"/>
      <text:p text:style-name="FicheTexte">Quelle est la différence entre une liste et un tuple ? Que se passe-t-il lorsque l'on essaie de modifier un tuple ?</text:p>
      <text:p text:style-name="P16"/>
      <text:p text:style-name="FicheTitre"/>
      <text:p text:style-name="P41">Python – Fiche n°<text:span text:style-name="T43">4</text:span></text:p>
      <text:p text:style-name="FicheTitre">Pygame – Fenêtre, dessin et évènements</text:p>
      <text:p text:style-name="FicheTitre"/>
      <text:p text:style-name="FicheCode">import pygame</text:p>
      <text:p text:style-name="FicheCode">pygame.init()</text:p>
      <text:p text:style-name="FicheCode"/>
      <text:p text:style-name="FicheCode"><text:span text:style-name="T25">size = width, height = </text:span><text:span text:style-name="T26">640</text:span><text:span text:style-name="T25">, </text:span><text:span text:style-name="T26">480</text:span></text:p>
      <text:p text:style-name="FicheCode">speed = [2, 2]</text:p>
      <text:p text:style-name="FicheCode">black = 0, 0, 0</text:p>
      <text:p text:style-name="FicheCode"/>
      <text:p text:style-name="FicheCode">screen = pygame.display.set_mode(size)</text:p>
      <text:p text:style-name="FicheCode">pygame.display.set_caption("Balle rebondissante")</text:p>
      <text:p text:style-name="FicheCode"/>
      <text:p text:style-name="FicheCode">ball = pygame.image.load("balle.gif")</text:p>
      <text:p text:style-name="FicheCode">ballrect = ball.get_rect()</text:p>
      <text:p text:style-name="FicheCode"/>
      <text:p text:style-name="FicheCode">quitter = False</text:p>
      <text:p text:style-name="FicheCode">while quitter != True:</text:p>
      <text:p text:style-name="FicheCode"><text:s text:c="4"/>for event in pygame.event.get():</text:p>
      <text:p text:style-name="FicheCode"><text:s text:c="8"/>if event.type == pygame.QUIT:</text:p>
      <text:p text:style-name="FicheCode"><text:s text:c="12"/>quitter = True</text:p>
      <text:p text:style-name="FicheCode"><text:s text:c="8"/>if event.type == pygame.KEYDOWN:</text:p>
      <text:p text:style-name="FicheCode"><text:s text:c="12"/>if event.key == pygame.K_ESCAPE:</text:p>
      <text:p text:style-name="FicheCode"><text:s text:c="16"/>quitter = True</text:p>
      <text:p text:style-name="FicheCode"/>
      <text:p text:style-name="FicheCode"><text:s text:c="4"/>ballrect = ballrect.move(speed)</text:p>
      <text:p text:style-name="FicheCode"><text:s text:c="4"/>if ballrect.left &lt; 0 or ballrect.right &gt; width:</text:p>
      <text:p text:style-name="FicheCode"><text:s text:c="8"/>speed[0] = -speed[0]</text:p>
      <text:p text:style-name="FicheCode"><text:s text:c="4"/>if ballrect.top &lt; 0 or ballrect.bottom &gt; height:</text:p>
      <text:p text:style-name="FicheCode"><text:s text:c="8"/>speed[1] = -speed[1]</text:p>
      <text:p text:style-name="FicheCode"/>
      <text:p text:style-name="FicheCode"><text:s text:c="4"/>screen.fill(black)</text:p>
      <text:p text:style-name="FicheCode"><text:s text:c="4"/>screen.blit(ball, ballrect)</text:p>
      <text:p text:style-name="FicheCode"><text:s text:c="4"/>pygame.display.flip()</text:p>
      <text:p text:style-name="FicheCode"/>
      <text:p text:style-name="FicheCode">pygame.quit()</text:p>
      <text:p text:style-name="P24"/>
      <text:p text:style-name="FicheTexte">Pour executer le programme, il faut une image s'appelant balle.gif. Ce peut être n'importe quelle image.</text:p>
      <text:p text:style-name="FicheTexte"><text:span text:style-name="T6">Import pygame permet d'importer le module pygame et d'accéder aux fonctions qu'il contient en les prefixant par </text:span><text:span text:style-name="T5">"</text:span><text:span text:style-name="T6">pygame.</text:span><text:span text:style-name="T5">". </text:span><text:span text:style-name="T6">C'est le cas de </text:span><text:span text:style-name="T5">"</text:span><text:span text:style-name="T6">pygame.init()</text:span><text:span text:style-name="T5">" </text:span><text:span text:style-name="T6">qui doit être appelé avant d'utiliser pygame.</text:span></text:p>
      <text:p text:style-name="FicheTexte"><text:span text:style-name="T5">"</text:span><text:span text:style-name="T6">pygame.display</text:span><text:span text:style-name="T5">" </text:span><text:span text:style-name="T6">est un objet représentant la fenêtre dans laquelle s'affiche ce que l'on va dessiner. </text:span><text:span text:style-name="T5">"</text:span><text:span text:style-name="T6">set_mode</text:span><text:span text:style-name="T5">" </text:span><text:span text:style-name="T6">et </text:span><text:span text:style-name="T5">"</text:span><text:span text:style-name="T6">set_caption</text:span><text:span text:style-name="T5">" </text:span><text:span text:style-name="T6">sont deux méthodes agissant sur cet objet. La méthode </text:span><text:span text:style-name="T5">"</text:span><text:span text:style-name="T6">set_mode</text:span><text:span text:style-name="T5">"</text:span><text:span text:style-name="T6"> renvoi un objet représentant la surface dans laquelle on dessine.</text:span></text:p>
      <text:p text:style-name="FicheTexte"/>
      <text:p text:style-name="FicheTexte">Dans cet exemple, la taille de la surface contenue dans la fenêtre est de 640 pixels de large et 480 pixels de haut. On peut accéder aux pixels ou placer des objets en utilisant les coordonnées représentées sur le <text:s/>schema suivant :</text:p>
      <text:p text:style-name="P25"/>
      <text:p text:style-name="P26"><draw:frame draw:style-name="fr1" draw:name="images1" text:anchor-type="as-char" svg:width="5.292cm" svg:height="3.863cm" draw:z-index="0"><draw:image xlink:href="http://t3.gstatic.com/images?q=tbn:ANd9GcTpFvRauhjyQj_8-bDncEmYgzksC1zhLefxKnD8FLWlMnDNOcietA" xlink:type="simple" xlink:show="embed" xlink:actuate="onLoad"/></draw:frame></text:p>
      <text:p text:style-name="P7"/>
      <text:p text:style-name="FicheTexte">Le pixel tout en haut à gauche a les coordonnées (0,0), le pixel tout en haut à gauche a les coordonnées (639, 0), etc … On note souvent x la première coordonnée (position horizontale) et y la seconde coordonnée (position verticale). Contrairement aux coordonnées cartésienne que l'on peut utiliser en mathématiques, y augmente en allant vers le bas.</text:p>
      <text:p text:style-name="FicheTexte"><text:soft-page-break/><text:span text:style-name="T5">"</text:span><text:span text:style-name="T7">pygame.image.load</text:span><text:span text:style-name="T5">" </text:span><text:span text:style-name="T7">permet de créer une surface à partir d'une image contenue dans un fichier. Cette surface peut ensuite être dessinée à l'écran à l'endroit où on le désire. La méthode </text:span><text:span text:style-name="T5">"</text:span><text:span text:style-name="T7">get_rect</text:span><text:span text:style-name="T5">" </text:span><text:span text:style-name="T7">permet de récupérer un tuple contenant les coordonnées et la taille de la surface. Au départ, les valeurs de top et left (haut et gauche) sont à zéro et height et width (hauteur et largeur) contiennent la taille de l'image.</text:span></text:p>
      <text:p text:style-name="FicheTexte"><text:span text:style-name="T7">Le rectangle possède une méthode </text:span><text:span text:style-name="T5">"</text:span><text:span text:style-name="T7">move</text:span><text:span text:style-name="T5">" </text:span><text:span text:style-name="T7">qui permet de déplacer le rectangle. </text:span></text:p>
      <text:p text:style-name="FicheCode"><text:span text:style-name="T28">rect.move</text:span><text:span text:style-name="T7">(</text:span><text:span text:style-name="T29">(</text:span><text:span text:style-name="T7">2,3</text:span><text:span text:style-name="T29">)</text:span><text:span text:style-name="T7">) </text:span></text:p>
      <text:p text:style-name="FicheTexte">revient au même que </text:p>
      <text:p text:style-name="FicheCode"><text:span text:style-name="T29">rect.top</text:span><text:span text:style-name="T7"> = rect.top + 2<text:line-break/>rect.left = rect.left + 3</text:span></text:p>
      <text:p text:style-name="P27"/>
      <text:p text:style-name="FicheTexte"><text:span text:style-name="T5">"</text:span><text:span text:style-name="T7">pygame.event.get</text:span><text:span text:style-name="T5">" </text:span><text:span text:style-name="T7">permet de récupérer une liste de tous les événements qui se sont produit depuis le dernier appel. Les évènements peuvent être un mouvement ou un clic de souris, une touche pressée ou relachée, etc … L'évènement QUIT correspond à la fermeture par la décoration de la fenêtre (souvent une croix située en haut à droite de la fenêtre) ou par le raccourci clavier correspondant. L'évènement KEYDOWN correspond à une touche pressée. Dans ce cas, l'évènement contient un membre </text:span><text:span text:style-name="T5">"</text:span><text:span text:style-name="T7">key</text:span><text:span text:style-name="T5">" </text:span><text:span text:style-name="T7">précisant quelle touche a été pressée.</text:span></text:p>
      <text:p text:style-name="FicheTexte"/>
      <text:p text:style-name="FicheTexte">Lorsque la balle touche un bord, on la fait rebondir. C'est à dire :</text:p>
      <text:p text:style-name="FicheTexte">- si le bord gauche de l'image (ballrect.left) est tout à gauche de l'écran (0) on inverse la vitesse horizontale (speed[0])</text:p>
      <text:p text:style-name="FicheTexte">- si le bord droit de l'image (ballrect.right) est tout à droite de l'écran (width) on inverse la vitesse horizontale (speed[0])</text:p>
      <text:p text:style-name="FicheTexte">- si le bord du haut de l'image (ballrect.top) est tout en haut de l'écran (0) on inverse la vitesse verticale (speed[1])</text:p>
      <text:p text:style-name="FicheTexte">- si le bord du bas de l'image (ballrect.bottom) est tout en bas de l'écran (height) on inverse la vitesse verticale (speed[1])</text:p>
      <text:p text:style-name="FicheTexte"/>
      <text:p text:style-name="FicheTexte"><text:span text:style-name="T7">Jusque là, rien n'a été dessiné. Nous avons juste vérifié si un événement s'était produit et calculé la position de l'image. Pour dessiner, on commence par remplir la surface de noir, afin d'effacer l'image précédente, avec la méthode </text:span><text:span text:style-name="T5">"</text:span><text:span text:style-name="T7">screen.fill</text:span><text:span text:style-name="T5">"</text:span><text:span text:style-name="T7">. La constante black=(0,0,0) définie au début du programme correspond à la couleur noire. <text:s/>Une couleur est un triplet de couleurs, chaque nombre allant de 0 à 255. Le premier nombre correspond au rouge, le second au vert et le troisième au bleu. Avec ces trois couleurs, il est possible de créer tous les autres grâce à la synthèse additive des couleurs (à ne pas confondre à la synthèse soustractive qui est celle utilisée en peinture).</text:span></text:p>
      <text:p text:style-name="P27"/>
      <text:p text:style-name="FicheTexte"><text:span text:style-name="T13">On affiche ensuite l'image à l'endroit désiré en utilisant la méthode </text:span><text:span text:style-name="T14">"</text:span><text:span text:style-name="T13">screen.blit</text:span><text:span text:style-name="T14">" </text:span><text:span text:style-name="T13">qui copie une surface donnée en premier paramètre à un endroit donné en second paramètre. On appelle ensuite la méthode </text:span><text:span text:style-name="T14">"</text:span><text:span text:style-name="T13">pygame.display.flip</text:span><text:span text:style-name="T14">" </text:span><text:span text:style-name="T13">qui affiche l'image produite à l'écran. En effet, si le résultat s'affichait au fur et à mesure que l'on trace, il y aurait un effet de clignotement des éléments composant l'image finale.</text:span></text:p>
      <text:p text:style-name="FicheTexte"/>
      <text:p text:style-name="FicheTexte">Comment faire pour qu'au lieu de rebondir toute seule, la balle soit guidé à l'aide du clavier ?</text:p>
      <text:p text:style-name="FicheTitre"/>
      <text:p text:style-name="P41">Python – Fiche n°<text:span text:style-name="T43">5</text:span></text:p>
      <text:p text:style-name="FicheTitre">Pygame – Encore des évènements, encore du dessin</text:p>
      <text:p text:style-name="FicheTitre"/>
      <text:p text:style-name="FicheCode">import pygame</text:p>
      <text:p text:style-name="FicheCode">import sys</text:p>
      <text:p text:style-name="FicheCode"/>
      <text:p text:style-name="FicheCode">pygame.init()</text:p>
      <text:p text:style-name="FicheCode">screen = pygame.display.set_mode((640, 480), 0, 32)</text:p>
      <text:p text:style-name="FicheCode"/>
      <text:p text:style-name="FicheCode">points = []</text:p>
      <text:p text:style-name="FicheCode"/>
      <text:p text:style-name="FicheCode">black = (0, 0, 0)</text:p>
      <text:p text:style-name="FicheCode">white = (255, 255, 255)</text:p>
      <text:p text:style-name="FicheCode"/>
      <text:p text:style-name="FicheCode">while True:</text:p>
      <text:p text:style-name="FicheCode"><text:s text:c="4"/>for event in pygame.event.get():</text:p>
      <text:p text:style-name="FicheCode"><text:s text:c="8"/>if event.type == pygame.QUIT:</text:p>
      <text:p text:style-name="FicheCode"><text:s text:c="12"/>sys.exit()</text:p>
      <text:p text:style-name="FicheCode"><text:s text:c="8"/>if event.type == pygame.KEYDOWN:</text:p>
      <text:p text:style-name="FicheCode"><text:s text:c="12"/>if event.key == pygame.K_ESCAPE:</text:p>
      <text:p text:style-name="FicheCode"><text:s text:c="16"/>sys.exit()</text:p>
      <text:p text:style-name="FicheCode"><text:s text:c="8"/>if event.type == pygame.MOUSEBUTTONDOWN:</text:p>
      <text:p text:style-name="FicheCode"><text:s text:c="12"/># 1 est le bouton de gauche</text:p>
      <text:p text:style-name="FicheCode"><text:s text:c="12"/>if event.button == 1:</text:p>
      <text:p text:style-name="FicheCode"><text:s text:c="16"/>points.append(event.pos)</text:p>
      <text:p text:style-name="FicheCode"><text:s text:c="8"/>if event.type == pygame.MOUSEMOTION:</text:p>
      <text:p text:style-name="FicheCode"><text:s text:c="12"/>if event.buttons[0]:</text:p>
      <text:p text:style-name="FicheCode"><text:s text:c="16"/>points.append(event.pos)</text:p>
      <text:p text:style-name="FicheCode"/>
      <text:p text:style-name="FicheCode"><text:s text:c="4"/>screen.fill(white)</text:p>
      <text:p text:style-name="FicheCode"/>
      <text:p text:style-name="FicheCode"><text:s text:c="4"/>for point in points:</text:p>
      <text:p text:style-name="FicheCode"><text:s text:c="8"/>pygame.draw.circle(screen, black, point, 5)</text:p>
      <text:p text:style-name="FicheCode"/>
      <text:p text:style-name="FicheCode"><text:s text:c="4"/>pygame.display.update()</text:p>
      <text:p text:style-name="P20"/>
      <text:p text:style-name="P27"><text:span text:style-name="T44">Trois n</text:span>ou<text:span text:style-name="T44">veautés dans cet exemple :</text:span></text:p>
      <text:list xml:id="list5730967081807739719" text:style-name="L2">
        <text:list-item>
          <text:p text:style-name="P43"><text:span text:style-name="T44">pygame.MOUSEBUTTONDOWN est le type d'évènement correspondant à un bouton de la souris qui a été pressé. Cet événement à deux membres en plus du type : pos qui est la position du curseur à l'écran au moment où le bouton a été pressé et button qui contient un numéro permettant de savoir quel bouton a été pressé (1 = bouton gauche, 2 = bouton du milieu, 3 = bouton de droite, 4 = molette vers le </text:span><text:span text:style-name="T45">haut</text:span><text:span text:style-name="T44">, 5 = molette vers le </text:span><text:span text:style-name="T45">bas</text:span><text:span text:style-name="T44">).</text:span></text:p>
        </text:list-item>
        <text:list-item>
          <text:p text:style-name="P44"><text:span text:style-name="T45">pygame.MOUSEMOTION est le type d'évènement correspondant à un mouvement de la souris. Cet événement à trois membre en plus du type : </text:span><text:span text:style-name="T44">pos qui est la position du curseur à l'écran </text:span><text:span text:style-name="T45">au moment où l'évènement s'est produit, rel qui est le déplacement du curseur par rapport au précédent événement du même type (permet d'avoir une idée de la vitesse de la souris) et buttons qui est un tableau de 3 valeurs contenant l'état des boutons de gauche, du milieu et de droite dans cet ordre (0 = bouton relaché, 1 = bouton pressé).</text:span></text:p>
        </text:list-item>
        <text:list-item>
          <text:p text:style-name="P45">pygame.draw.circle qui permet de dessiner un cercle (ou plutôt dans notre cas un disque car il est plein). Le premier paramètre est la surface sur laquelle dessiner, dans notre cas l'écran. Le second est la couleur à utiliser. Le troisième est le point servant de centre au cercle. Le quatrième est le rayon du cercle. Un cinquième argument, optionnel, est l'épaisseur du trait. Si il n'est pas présent, le cercle est rempli.</text:p>
        </text:list-item>
      </text:list>
      <text:p text:style-name="P29"/>
      <text:p text:style-name="FicheTexte"><text:span text:style-name="T11">La classe</text:span><text:span text:style-name="T8"> pygame.draw contient plusieurs méthodes permettant de dessiner des formes géometriques. </text:span><text:span text:style-name="T9">La documentation complète ainsi que des exemples d'utilisation peuvent être trouvés ici: </text:span><text:a xlink:type="simple" xlink:href="http://www.pygame.org/docs/ref/draw.html"><text:span text:style-name="T46">http://www.pygame.org/docs/ref/draw.html</text:span></text:a></text:p>
      <text:p text:style-name="FicheTexte"/>
      <text:p text:style-name="FicheTexte"><text:span text:style-name="T9">Il existe </text:span><text:span text:style-name="T10">une quinzaine d'</text:span><text:span text:style-name="T9">évènements. </text:span><text:span text:style-name="T10">La liste complète et les paramètres associés peuvent être trouvés ici : </text:span><text:a xlink:type="simple" xlink:href="http://www.pygame.org/docs/ref/event.html"><text:span text:style-name="T47">http://www.pygame.org/docs/ref/event.html</text:span></text:a></text:p>
      <text:p text:style-name="P41"><text:span text:style-name="T51">Python – Fiche n°</text:span><text:span text:style-name="T52">6</text:span></text:p>
      <text:p text:style-name="FicheTitre">Pygame – Monte le son !</text:p>
      <text:p text:style-name="FicheTitre"/>
      <text:p text:style-name="FicheCode"><text:span text:style-name="T15">im</text:span><text:span text:style-name="T44">port pygame, time</text:span></text:p>
      <text:p text:style-name="FicheCode"/>
      <text:p text:style-name="FicheCode">pygame.init()</text:p>
      <text:p text:style-name="FicheCode"/>
      <text:p text:style-name="FicheCode">print("Mixer settings : ", pygame.mixer.get_init())</text:p>
      <text:p text:style-name="FicheCode">print("Mixer channels : ", pygame.mixer.get_num_channels())</text:p>
      <text:p text:style-name="FicheCode"/>
      <text:p text:style-name="FicheCode"><text:span text:style-name="T12">pygame.mixer.music.load('Demo.</text:span><text:span text:style-name="T49">ogg</text:span><text:span text:style-name="T12">')</text:span></text:p>
      <text:p text:style-name="FicheCode">pygame.mixer.music.set_volume(1.0)</text:p>
      <text:p text:style-name="FicheCode"/>
      <text:p text:style-name="FicheCode">pygame.mixer.music.play(1, 0)</text:p>
      <text:p text:style-name="FicheCode"/>
      <text:p text:style-name="FicheCode">while pygame.mixer.music.get_busy():</text:p>
      <text:p text:style-name="FicheCode"><text:s text:c="4"/>print("Playing", pygame.mixer.music.get_pos())</text:p>
      <text:p text:style-name="FicheCode"><text:s text:c="4"/>time.sleep(1)</text:p>
      <text:p text:style-name="FicheCode"/>
      <text:p text:style-name="FicheCode">pygame.mixer.music.stop()</text:p>
      <text:p text:style-name="FicheCode"/>
      <text:p text:style-name="FicheCode">pygame.quit()</text:p>
      <text:p text:style-name="P28"/>
      <text:p text:style-name="FicheTexte">Cet exemple très simple montre comment jouer un son avec pygame. <text:span text:style-name="T48">Cette méthode est utilisée pour jouer une musique en arrière plan car elle permet de controler l'execution du son : jouer en boucle, mettre en pause … </text:span><text:span text:style-name="T49">L'avantage principal est que la musique n'est pas entièrement chargée en mémoire mais streamée, c'est à dire lue au fur et à mesure. Cela permet d'avoir une musique très longue sans pour autant consommer beaucoup de mémoire.</text:span></text:p>
      <text:p text:style-name="FicheTexte"/>
      <text:p text:style-name="FicheTexte"><text:span text:style-name="T48">Il existe une autre manière de jouer des son</text:span><text:span text:style-name="T49">s</text:span><text:span text:style-name="T48"> qui est plus appropriée pour </text:span><text:span text:style-name="T49">les effets sonores durant le jeu :</text:span></text:p>
      <text:p text:style-name="P30"/>
      <text:p text:style-name="FicheCode">import pygame, time</text:p>
      <text:p text:style-name="FicheCode"/>
      <text:p text:style-name="FicheCode">pygame.init()</text:p>
      <text:p text:style-name="FicheCode"/>
      <text:p text:style-name="FicheCode">demo = pygame.mixer.Sound('Demo.ogg')</text:p>
      <text:p text:style-name="FicheCode">demo.play()</text:p>
      <text:p text:style-name="FicheCode"/>
      <text:p text:style-name="FicheCode">pygame.quit()</text:p>
      <text:p text:style-name="P28"/>
      <text:p text:style-name="FicheTexte">Cette méthode est plus simple : on peut créer autant d'objets que nécessaire pour les différents sons du jeu et les jouer très simplement en appelant la méthode play.</text:p>
      <text:p text:style-name="P30"/>
      <text:p text:style-name="FicheTitre"/>
      <text:p text:style-name="P41">Python – Fiche n°<text:span text:style-name="T50">7</text:span></text:p>
      <text:p text:style-name="FicheTitre"><text:span text:style-name="T16">Fonctions </text:span><text:span text:style-name="T17">&amp; classes</text:span></text:p>
      <text:p text:style-name="FicheTitre"/>
      <text:p text:style-name="FicheTexte">Un programme devient rapidement grand ! Il est alors difficile de s'y retrouver. Des commentaires peuvent aider à structurer le programme et à le découper en différents morceaux, mais il reste difficile de savoir quel impact aura une modification fait à un endroit. De plus, il est possible que des morceaux du programme se ressemblent beaucoup et fasse la même chose à quelques différence près. </text:p>
      <text:p text:style-name="FicheTexte"/>
      <text:p text:style-name="FicheTexte">Les fonctions permettent à la fois de réduire la complexité d'un programme et de réutiliser le même code pour effectuer des actions semblables.</text:p>
      <text:p text:style-name="P31"/>
      <text:p text:style-name="FicheCode">def soitPoli(nom):</text:p>
      <text:p text:style-name="FicheCode"><text:tab/>print('Bonjour',nom,'!')</text:p>
      <text:p text:style-name="FicheCode"><text:tab/>reponse = input('Comment vas-tu ? ')</text:p>
      <text:p text:style-name="FicheCode"><text:tab/>if reponse.upper() == 'BIEN':</text:p>
      <text:p text:style-name="FicheCode"><text:tab/><text:tab/>print('Tant mieux !')</text:p>
      <text:p text:style-name="FicheCode"><text:tab/>elif reponse.upper() == 'MAL':</text:p>
      <text:p text:style-name="FicheCode"><text:tab/><text:tab/>print('Mince alors !')</text:p>
      <text:p text:style-name="FicheCode"><text:tab/>else:</text:p>
      <text:p text:style-name="FicheCode"><text:tab/><text:tab/>print('Je vois …')</text:p>
      <text:p text:style-name="FicheCode"/>
      <text:p text:style-name="FicheCode">soitPoli('Colin')</text:p>
      <text:p text:style-name="FicheCode">soitPoli('Jean-Pascal')</text:p>
      <text:p text:style-name="P31"/>
      <text:p text:style-name="FicheTexte">Une fonction peut prendre un ou plusieurs arguments, et peut renvoyer une valeur. Il est possible de renvoyer un type complexe, comme un tuple, ce qui permet donc de renvoyer plusieurs valeurs.</text:p>
      <text:p text:style-name="P31"/>
      <text:p text:style-name="FicheCode">def <text:span text:style-name="T50">demandeInfos</text:span>() :</text:p>
      <text:p text:style-name="FicheCode"><text:tab/><text:span text:style-name="T50">prenom = input('Quel est votre prenom ? ')</text:span></text:p>
      <text:p text:style-name="FicheCode"><text:tab/>nom = input('Quel est votre nom ? ')</text:p>
      <text:p text:style-name="FicheCode"><text:tab/>age = input('Quel est votre age ? ')</text:p>
      <text:p text:style-name="FicheCode"><text:tab/>return(prenom, nom, age)</text:p>
      <text:p text:style-name="FicheCode"/>
      <text:p text:style-name="FicheCode">(p, n, a) = demandeInfos()</text:p>
      <text:p text:style-name="FicheCode">print('Bonjour' , p , n , 'vous ne faites pas vos' , a , 'ans !')</text:p>
      <text:p text:style-name="P32"/>
      <text:p text:style-name="FicheTexte">Un autre moyen de structurer un programme et de réutiliser du code est d'utiliser des classes. Une classe permet la définition d'un nouveau type. Ce type peut contenir des données (des variables) et des méthodes (des fonctions) qui peuvent lui être appliquées.</text:p>
      <text:p text:style-name="P32"/>
      <text:p text:style-name="FicheCode">class Point:</text:p>
      <text:p text:style-name="FicheCode"><text:s text:c="4"/>x = 0</text:p>
      <text:p text:style-name="FicheCode"><text:s text:c="4"/>y = 0</text:p>
      <text:p text:style-name="FicheCode"/>
      <text:p text:style-name="FicheCode"><text:s text:c="4"/>def __init__(self, _x, _y):</text:p>
      <text:p text:style-name="FicheCode"><text:s text:c="8"/>self.x = _x</text:p>
      <text:p text:style-name="FicheCode"><text:s text:c="8"/>self.y = _y</text:p>
      <text:p text:style-name="FicheCode"/>
      <text:p text:style-name="FicheCode"><text:s text:c="4"/>def move(self, dx, dy):</text:p>
      <text:p text:style-name="FicheCode"><text:s text:c="8"/>self.x += dx</text:p>
      <text:p text:style-name="FicheCode"><text:s text:c="8"/>self.y += dy</text:p>
      <text:p text:style-name="FicheCode"/>
      <text:p text:style-name="FicheCode"><text:s text:c="4"/>def pair(self):</text:p>
      <text:p text:style-name="FicheCode"><text:s text:c="8"/>return (self.x, self.y)</text:p>
      <text:p text:style-name="FicheCode"/>
      <text:p text:style-name="FicheCode">monPoint = Point(10, 10)</text:p>
      <text:p text:style-name="FicheCode">print("Voici mon point: ", monPoint)</text:p>
      <text:p text:style-name="FicheCode">print("Voici ses coordonnees: ", monPoint.pair())</text:p>
      <text:p text:style-name="FicheCode">monPoint.move(5, -2)</text:p>
      <text:p text:style-name="FicheCode">print("Voici mon point apres le move: ", monPoint)</text:p>
      <text:p text:style-name="FicheCode">print("Voici ses coordonnees apres le move: ", monPoint.pair())</text:p>
      <text:p text:style-name="FicheTexte"/>
      <text:p text:style-name="P46">Python – Fiche n°<text:span text:style-name="T53">8</text:span></text:p>
      <text:p text:style-name="P47"><text:span text:style-name="T18">Python pour Android</text:span></text:p>
      <text:p text:style-name="P47"/>
      <text:p text:style-name="P48"><text:span text:style-name="T53">Ce serait génial si on pouvait programmer des applications en python sur son téléphone ou sa tablette n'est-ce pas ? C'est ce que ce sont dit une poignée de développeurs. Ils ont créé SL4A et Py4A pour cela.</text:span></text:p>
      <text:p text:style-name="P48"><text:span text:style-name="T53"/></text:p>
      <text:p text:style-name="P49"><text:span text:style-name="T54">SL4A signifie Scripting Language for Android. C'est une application qui permet d'accéder aux fonctions d'Android. Py4A signifie Python for Android. C'est une version de python compilée pour fonctionner sous Android.</text:span></text:p>
      <text:p text:style-name="P50"><text:span text:style-name="T55"/></text:p>
      <text:p text:style-name="P49"><text:span text:style-name="T54">Ces applications ne sont pas disponibles sur Google Play. Pour les installer, il faut </text:span><text:span text:style-name="T55">autoriser l'installation d'application de sources inconnues. Dans « Paramètres », « Sécurité », cocher la case « Sources inconnues ».</text:span></text:p>
      <text:p text:style-name="P49"><text:span text:style-name="T55"/></text:p>
      <text:p text:style-name="P50"><text:span text:style-name="T55">Depuis les sites suivants, télécharger et installer les fichiers suivants :</text:span></text:p>
      <text:list xml:id="list5530816788762429071" text:style-name="L3">
        <text:list-item>
          <text:p text:style-name="P51"><text:span text:style-name="T19">sl4a_r6.apk depuis </text:span><text:a xlink:type="simple" xlink:href="https://code.google.com/p/android-scripting/"><text:span text:style-name="T53">https://code.google.com/p/android-scripting/</text:span></text:a></text:p>
        </text:list-item>
        <text:list-item>
          <text:p text:style-name="P52"><text:span text:style-name="T20">Python3ForAndroid_r6.apk depuis </text:span><text:a xlink:type="simple" xlink:href="https://code.google.com/p/python-for-android/"><text:span text:style-name="T53">https://code.google.com/p/python-for-android/</text:span></text:a></text:p>
        </text:list-item>
      </text:list>
      <text:p text:style-name="P50"><text:span text:style-name="T53"/></text:p>
      <text:p text:style-name="P50"><text:span text:style-name="T55">Il sera aussi très utile d'installer un gestionnaire de fichier comme File Manager HD.</text:span></text:p>
      <text:p text:style-name="P50"><text:span text:style-name="T55"/></text:p>
      <text:p text:style-name="P50"><text:span text:style-name="T55">Lancer SL4A. Cliquer sur le menu en bas à droite puis sur Add et Python pour créer un nouveau fichier. Cliquer sur ce fichier puis sur l'icone d'edition (un crayon) afin de créer le programme suivant :</text:span></text:p>
      <text:p text:style-name="P50"><text:span text:style-name="T55"/></text:p>
      <text:p text:style-name="FicheCode"><text:span text:style-name="T55">import random</text:span></text:p>
      <text:p text:style-name="P55"><text:span text:style-name="T55"/></text:p>
      <text:p text:style-name="P55"><text:span text:style-name="T55">numMin = 0</text:span></text:p>
      <text:p text:style-name="P55"><text:span text:style-name="T55">numMax = 10000</text:span></text:p>
      <text:p text:style-name="P55"><text:span text:style-name="T55">maxEssais = 12</text:span></text:p>
      <text:p text:style-name="P55"><text:span text:style-name="T55"/></text:p>
      <text:p text:style-name="P55"><text:span text:style-name="T55">solution = random.randint(numMin, numMax)</text:span></text:p>
      <text:p text:style-name="P55"><text:span text:style-name="T55">gagne = False</text:span></text:p>
      <text:p text:style-name="P55"><text:span text:style-name="T55">essais = 0</text:span></text:p>
      <text:p text:style-name="P55"><text:span text:style-name="T55"/></text:p>
      <text:p text:style-name="P55"><text:span text:style-name="T55">print("Le but est de trouver un nombre entre", numMin, "et", numMax, ".")</text:span></text:p>
      <text:p text:style-name="P55"><text:span text:style-name="T55">while not gagne :</text:span></text:p>
      <text:p text:style-name="P55"><text:span text:style-name="T55"><text:s text:c="2"/>try :</text:span></text:p>
      <text:p text:style-name="P55"><text:span text:style-name="T55"><text:s text:c="4"/>value = input("A quel nombre est-ce que je pense ? ")</text:span></text:p>
      <text:p text:style-name="P55"><text:span text:style-name="T55"><text:s text:c="4"/>essais = essais + 1</text:span></text:p>
      <text:p text:style-name="P55"><text:span text:style-name="T55"><text:s text:c="4"/>if value == "quit" :</text:span></text:p>
      <text:p text:style-name="P55"><text:span text:style-name="T55"><text:s text:c="6"/>break</text:span></text:p>
      <text:p text:style-name="P55"><text:span text:style-name="T55"><text:s text:c="4"/>value = int(value)</text:span></text:p>
      <text:p text:style-name="P55"><text:span text:style-name="T55"><text:s text:c="4"/>if value &gt; solution :</text:span></text:p>
      <text:p text:style-name="P55"><text:span text:style-name="T55"><text:s text:c="6"/>print("Trop grand !")</text:span></text:p>
      <text:p text:style-name="P55"><text:span text:style-name="T55"><text:s text:c="4"/>elif value &lt; solution :</text:span></text:p>
      <text:p text:style-name="P55"><text:span text:style-name="T55"><text:s text:c="6"/>print("Trop petit !")</text:span></text:p>
      <text:p text:style-name="P55"><text:span text:style-name="T55"><text:s text:c="4"/>else :</text:span></text:p>
      <text:p text:style-name="P55"><text:span text:style-name="T55"><text:s text:c="6"/>gagne = True</text:span></text:p>
      <text:p text:style-name="P55"><text:span text:style-name="T55"><text:s text:c="2"/>except ValueError :</text:span></text:p>
      <text:p text:style-name="P55"><text:span text:style-name="T55"><text:s text:c="4"/>print("Ceci n'est pas un nombre !")</text:span></text:p>
      <text:p text:style-name="P55"><text:span text:style-name="T55"><text:s text:c="2"/>if essais &gt;= maxEssais :</text:span></text:p>
      <text:p text:style-name="P55"><text:span text:style-name="T55"><text:s text:c="4"/>break</text:span></text:p>
      <text:p text:style-name="P55"><text:span text:style-name="T55"/></text:p>
      <text:p text:style-name="P55"><text:span text:style-name="T55">if gagne :</text:span></text:p>
      <text:p text:style-name="P55"><text:span text:style-name="T55"><text:s text:c="2"/>print("Bravo, vous avez trouve en", essais, "coups.")</text:span></text:p>
      <text:p text:style-name="P55"><text:span text:style-name="T55">else :</text:span></text:p>
      <text:p text:style-name="P55"><text:span text:style-name="T55"><text:s text:c="2"/>print("Perdu, la solution est :", solution)</text:span></text:p>
      <text:p text:style-name="FicheTexte"><text:span text:style-name="T55"/></text:p>
      <text:p text:style-name="P50"><text:span text:style-name="T55">Ce programme n'est pas différent de ceux que l'on a pu faire sur ordinateur en ligne de commande. Mais ce n'est pas très joli pour un jeu sous Android.</text:span></text:p>
      <text:p text:style-name="P50"><text:span text:style-name="T55"/></text:p>
      <text:p text:style-name="P53"><text:span text:style-name="T56">On peut l'améliorer pour utiliser les capacités qu'offre SL4A :</text:span></text:p>
      <text:p text:style-name="FicheCode"><text:soft-page-break/><text:span text:style-name="T56">import random, android</text:span></text:p>
      <text:p text:style-name="FicheCode"><text:span text:style-name="T56"/></text:p>
      <text:p text:style-name="P56"><text:span text:style-name="T56">droid = android.Android()</text:span></text:p>
      <text:p text:style-name="P56"><text:span text:style-name="T56"/></text:p>
      <text:p text:style-name="P56"><text:span text:style-name="T56">numMin = 0</text:span></text:p>
      <text:p text:style-name="P56"><text:span text:style-name="T56">numMax = 10000</text:span></text:p>
      <text:p text:style-name="P56"><text:span text:style-name="T56"/></text:p>
      <text:p text:style-name="P56"><text:span text:style-name="T56">def initGame() :</text:span></text:p>
      <text:p text:style-name="P56"><text:span text:style-name="T56"><text:s text:c="2"/>global essais, solution, droid</text:span></text:p>
      <text:p text:style-name="P56"><text:span text:style-name="T56"><text:s text:c="2"/>essais = 0</text:span></text:p>
      <text:p text:style-name="P56"><text:span text:style-name="T56"><text:s text:c="2"/>solution = random.randint(numMin, numMax)</text:span></text:p>
      <text:p text:style-name="P56"><text:span text:style-name="T56"><text:s text:c="2"/>droid.fullSetProperty("textFeedback", "text", "")</text:span></text:p>
      <text:p text:style-name="P56"><text:span text:style-name="T56"><text:s text:c="2"/>droid.fullSetProperty("proposition", "text", "")</text:span></text:p>
      <text:p text:style-name="P56"><text:span text:style-name="T56"/></text:p>
      <text:p text:style-name="P56"><text:span text:style-name="T56">def eventloop() :</text:span></text:p>
      <text:p text:style-name="P56"><text:span text:style-name="T56"><text:s text:c="2"/>global essais, solution, droid</text:span></text:p>
      <text:p text:style-name="P56"><text:span text:style-name="T56"><text:s text:c="2"/>initGame()</text:span></text:p>
      <text:p text:style-name="P56"><text:span text:style-name="T56"><text:s text:c="2"/>while True :</text:span></text:p>
      <text:p text:style-name="P56"><text:span text:style-name="T56"><text:s text:c="4"/>event = droid.eventWait().result</text:span></text:p>
      <text:p text:style-name="P56"><text:span text:style-name="T56"><text:s text:c="4"/>if event["name"] == "click" :</text:span></text:p>
      <text:p text:style-name="P56"><text:span text:style-name="T56"><text:s text:c="6"/>id = event["data"]["id"]</text:span></text:p>
      <text:p text:style-name="P56"><text:span text:style-name="T56"><text:s text:c="6"/>if id == "buttonQuit</text:span><text:span text:style-name="T57">ter</text:span><text:span text:style-name="T56">" :</text:span></text:p>
      <text:p text:style-name="P56"><text:span text:style-name="T56"><text:s text:c="8"/>return</text:span></text:p>
      <text:p text:style-name="P56"><text:span text:style-name="T56"><text:s text:c="6"/>elif id == "buttonRe</text:span><text:span text:style-name="T57">jouer</text:span><text:span text:style-name="T56">" :</text:span></text:p>
      <text:p text:style-name="P56"><text:span text:style-name="T56"><text:s text:c="8"/>initGame()</text:span></text:p>
      <text:p text:style-name="P56"><text:span text:style-name="T56"><text:s text:c="6"/>elif id == "proposition" :</text:span></text:p>
      <text:p text:style-name="P56"><text:span text:style-name="T56"><text:s text:c="8"/>prop = int(event["data"]["text"])</text:span></text:p>
      <text:p text:style-name="P56"><text:span text:style-name="T56"><text:s text:c="8"/>essais = essais + 1</text:span></text:p>
      <text:p text:style-name="P56"><text:span text:style-name="T56"><text:s text:c="8"/>if prop &lt; solution :</text:span></text:p>
      <text:p text:style-name="P56"><text:span text:style-name="T56"><text:s text:c="10"/>droid.fullSetProperty("textFeedback", "text", "Trop petit !")</text:span></text:p>
      <text:p text:style-name="P56"><text:span text:style-name="T56"><text:s text:c="10"/>droid.fullSetProperty("proposition", "text", "")</text:span></text:p>
      <text:p text:style-name="P56"><text:span text:style-name="T56"><text:s text:c="8"/>elif prop &gt; solution :</text:span></text:p>
      <text:p text:style-name="P56"><text:span text:style-name="T56"><text:s text:c="10"/>droid.fullSetProperty("textFeedback", "text", "Trop grand !")</text:span></text:p>
      <text:p text:style-name="P56"><text:span text:style-name="T56"><text:s text:c="10"/>droid.fullSetProperty("proposition", "text", "")</text:span></text:p>
      <text:p text:style-name="P56"><text:span text:style-name="T56"><text:s text:c="8"/>else :</text:span></text:p>
      <text:p text:style-name="P56"><text:span text:style-name="T56"><text:s text:c="10"/>droid.fullSetProperty("textFeedback", "text", "Bravo, tu as trouve en %s coups !" % essais)</text:span></text:p>
      <text:p text:style-name="P56"><text:span text:style-name="T56"><text:s text:c="4"/>elif event["name"] == "screen" :</text:span></text:p>
      <text:p text:style-name="P56"><text:span text:style-name="T56"><text:s text:c="6"/>if event["data"] == "destroy" :</text:span></text:p>
      <text:p text:style-name="P56"><text:span text:style-name="T56"><text:s text:c="8"/>return</text:span></text:p>
      <text:p text:style-name="P56"><text:span text:style-name="T56"/></text:p>
      <text:p text:style-name="P56"><text:span text:style-name="T56">layout = """&lt;?xml version="1.0" encoding="utf-8"?&gt;</text:span></text:p>
      <text:p text:style-name="P56"><text:span text:style-name="T56">&lt;LinearLayout xmlns:android="</text:span><text:a xlink:type="simple" xlink:href="http://schemas.android.com/apk/res/android"><text:span text:style-name="T56">http://schemas.android.com/apk/res/androicald</text:span></text:a><text:span text:style-name="T56">"</text:span></text:p>
      <text:p text:style-name="P56"><text:span text:style-name="T56"><text:s text:c="14"/>android:id="@+id/background"</text:span></text:p>
      <text:p text:style-name="P56"><text:span text:style-name="T56"><text:s text:c="14"/>android:orientation="vertical"</text:span></text:p>
      <text:p text:style-name="P56"><text:span text:style-name="T56"><text:s text:c="14"/>android:layout_width="match_parent"</text:span></text:p>
      <text:p text:style-name="P56"><text:span text:style-name="T56"><text:s text:c="14"/>android:layout_height="match_parent"</text:span></text:p>
      <text:p text:style-name="P56"><text:span text:style-name="T56"><text:s text:c="14"/>android:background="#ff000000"&gt;</text:span></text:p>
      <text:p text:style-name="P56"><text:span text:style-name="T56"><text:s text:c="8"/>&lt;TextView android:layout_width="match_parent"</text:span></text:p>
      <text:p text:style-name="P56"><text:span text:style-name="T56"><text:s text:c="18"/>android:layout_height="wrap_content"</text:span></text:p>
      <text:p text:style-name="P56"><text:span text:style-name="T56"><text:s text:c="18"/>android:text="Devin"</text:span></text:p>
      <text:p text:style-name="P56"><text:span text:style-name="T56"><text:s text:c="18"/>android:id="@+id/textViewTitle"</text:span></text:p>
      <text:p text:style-name="P56"><text:span text:style-name="T56"><text:s text:c="18"/>android:textSize="50"</text:span></text:p>
      <text:p text:style-name="P56"><text:span text:style-name="T56"><text:s text:c="18"/>android:gravity="center"/&gt;</text:span></text:p>
      <text:p text:style-name="P56"><text:span text:style-name="T56"><text:s text:c="8"/>&lt;TextView android:layout_width="match_parent"</text:span></text:p>
      <text:p text:style-name="P56"><text:span text:style-name="T56"><text:s text:c="18"/>android:layout_height="wrap_content"</text:span></text:p>
      <text:p text:style-name="P56"><text:span text:style-name="T56"><text:s text:c="18"/>android:text=""</text:span></text:p>
      <text:p text:style-name="P56"><text:span text:style-name="T56"><text:s text:c="18"/>android:id="@+id/textSpace1"</text:span></text:p>
      <text:p text:style-name="P56"><text:span text:style-name="T56"><text:s text:c="18"/>android:textSize="20"</text:span></text:p>
      <text:p text:style-name="P56"><text:span text:style-name="T56"><text:s text:c="18"/>android:gravity="center"/&gt;</text:span></text:p>
      <text:p text:style-name="P56"><text:span text:style-name="T56"><text:s text:c="8"/>&lt;TextView android:layout_width="match_parent"</text:span></text:p>
      <text:p text:style-name="P56"><text:span text:style-name="T56"><text:s text:c="18"/>android:layout_height="wrap_content"</text:span></text:p>
      <text:p text:style-name="P56"><text:span text:style-name="T56"><text:s text:c="18"/>android:text="Trouver un nombre entre %s et %s"</text:span></text:p>
      <text:p text:style-name="P56"><text:span text:style-name="T56"><text:s text:c="18"/>android:id="@+id/textRule"</text:span></text:p>
      <text:p text:style-name="P56"><text:span text:style-name="T56"><text:s text:c="18"/>android:textSize="20"</text:span></text:p>
      <text:p text:style-name="P56"><text:span text:style-name="T56"><text:s text:c="18"/>android:gravity="center"/&gt;</text:span></text:p>
      <text:p text:style-name="P56"><text:span text:style-name="T56"><text:s text:c="8"/>&lt;EditText android:layout_width="match_parent"</text:span></text:p>
      <text:p text:style-name="P56"><text:span text:style-name="T56"><text:s text:c="18"/>android:layout_height="wrap_content"</text:span></text:p>
      <text:p text:style-name="P56"><text:span text:style-name="T56"><text:s text:c="18"/>android:id="@+id/proposition"</text:span></text:p>
      <text:p text:style-name="P56"><text:span text:style-name="T56"><text:s text:c="18"/>android:tag="Tag Me"</text:span></text:p>
      <text:p text:style-name="P56"><text:span text:style-name="T56"><text:s text:c="18"/>android:inputType="number"&gt;</text:span></text:p>
      <text:p text:style-name="P56"><text:span text:style-name="T56"><text:s text:c="18"/>&lt;requestFocus/&gt;</text:span></text:p>
      <text:p text:style-name="P56"><text:soft-page-break/><text:span text:style-name="T56"><text:s text:c="8"/>&lt;/EditText&gt;</text:span></text:p>
      <text:p text:style-name="P56"><text:span text:style-name="T56"><text:s text:c="8"/>&lt;TextView android:layout_width="match_parent"</text:span></text:p>
      <text:p text:style-name="P56"><text:span text:style-name="T56"><text:s text:c="18"/>android:layout_height="wrap_content"</text:span></text:p>
      <text:p text:style-name="P56"><text:span text:style-name="T56"><text:s text:c="18"/>android:text=""</text:span></text:p>
      <text:p text:style-name="P56"><text:span text:style-name="T56"><text:s text:c="18"/>android:id="@+id/text</text:span><text:span text:style-name="T57">Feedback</text:span><text:span text:style-name="T56">"</text:span></text:p>
      <text:p text:style-name="P56"><text:span text:style-name="T56"><text:s text:c="18"/>android:textSize="20"</text:span></text:p>
      <text:p text:style-name="P56"><text:span text:style-name="T56"><text:s text:c="18"/>android:gravity="center"/&gt;</text:span></text:p>
      <text:p text:style-name="P57"><text:span text:style-name="T56"><text:s text:c="8"/>&lt;TextView android:layout_width="match_parent"</text:span></text:p>
      <text:p text:style-name="P57"><text:span text:style-name="T56"><text:s text:c="18"/>android:layout_height="wrap_content"</text:span></text:p>
      <text:p text:style-name="P57"><text:span text:style-name="T56"><text:s text:c="18"/>android:text=""</text:span></text:p>
      <text:p text:style-name="P57"><text:span text:style-name="T56"><text:s text:c="18"/>android:id="@+id/textSpace2"</text:span></text:p>
      <text:p text:style-name="P57"><text:span text:style-name="T56"><text:s text:c="18"/>android:textSize="20"</text:span></text:p>
      <text:p text:style-name="P57"><text:span text:style-name="T56"><text:s text:c="18"/>android:gravity="center"/&gt;</text:span></text:p>
      <text:p text:style-name="P57"><text:span text:style-name="T56"><text:s text:c="8"/></text:span><text:span text:style-name="T57">&lt;LinearLayout android:layout_width=</text:span><text:span text:style-name="T56">"</text:span><text:span text:style-name="T57">match_parent</text:span><text:span text:style-name="T56">"</text:span></text:p>
      <text:p text:style-name="P57"><text:span text:style-name="T56"><text:s text:c="22"/></text:span><text:span text:style-name="T57">android:layout_height=</text:span><text:span text:style-name="T56">"</text:span><text:span text:style-name="T57">wrap_content</text:span><text:span text:style-name="T56">"</text:span></text:p>
      <text:p text:style-name="P57"><text:span text:style-name="T56"><text:s text:c="22"/></text:span><text:span text:style-name="T57">android:id=</text:span><text:span text:style-name="T56">"</text:span><text:span text:style-name="T57">@+id/linearLayout1</text:span><text:span text:style-name="T56">"</text:span></text:p>
      <text:p text:style-name="P57"><text:span text:style-name="T56"><text:s text:c="22"/></text:span><text:span text:style-name="T57">android:gravity=</text:span><text:span text:style-name="T56">"</text:span><text:span text:style-name="T57">center</text:span><text:span text:style-name="T56">"</text:span><text:span text:style-name="T57">&gt;</text:span></text:p>
      <text:p text:style-name="P57"><text:span text:style-name="T57"><text:s text:c="18"/>&lt;Button android:id=</text:span><text:span text:style-name="T56">"</text:span><text:span text:style-name="T57">@+id/buttonQuitter</text:span><text:span text:style-name="T56">"</text:span></text:p>
      <text:p text:style-name="P57"><text:span text:style-name="T56"><text:s text:c="26"/></text:span><text:span text:style-name="T57">android:layout_width=</text:span><text:span text:style-name="T56">"</text:span><text:span text:style-name="T57">wrap_content</text:span><text:span text:style-name="T56">"</text:span></text:p>
      <text:p text:style-name="P57"><text:span text:style-name="T56"><text:s text:c="26"/></text:span><text:span text:style-name="T57">android:layout_height=</text:span><text:span text:style-name="T56">"</text:span><text:span text:style-name="T57">wrap_content</text:span><text:span text:style-name="T56">"</text:span></text:p>
      <text:p text:style-name="P57"><text:span text:style-name="T56"><text:s text:c="26"/></text:span><text:span text:style-name="T57">android:text=</text:span><text:span text:style-name="T56">"</text:span><text:span text:style-name="T57">Quitter</text:span><text:span text:style-name="T56">"</text:span></text:p>
      <text:p text:style-name="P57"><text:span text:style-name="T56"><text:s text:c="26"/></text:span><text:span text:style-name="T57">android:gravity=</text:span><text:span text:style-name="T56">"</text:span><text:span text:style-name="T57">center</text:span><text:span text:style-name="T56">"/</text:span><text:span text:style-name="T57">&gt;</text:span></text:p>
      <text:p text:style-name="P57"><text:span text:style-name="T57"><text:s text:c="18"/>&lt;Button android:id=</text:span><text:span text:style-name="T56">"</text:span><text:span text:style-name="T57">@+id/buttonRejouer</text:span><text:span text:style-name="T56">"</text:span></text:p>
      <text:p text:style-name="P57"><text:span text:style-name="T56"><text:s text:c="26"/></text:span><text:span text:style-name="T57">android:layout_width=</text:span><text:span text:style-name="T56">"</text:span><text:span text:style-name="T57">wrap_content</text:span><text:span text:style-name="T56">"</text:span></text:p>
      <text:p text:style-name="P57"><text:span text:style-name="T56"><text:s text:c="26"/></text:span><text:span text:style-name="T57">android:layout_height=</text:span><text:span text:style-name="T56">"</text:span><text:span text:style-name="T57">wrap_content</text:span><text:span text:style-name="T56">"</text:span></text:p>
      <text:p text:style-name="P57"><text:span text:style-name="T56"><text:s text:c="26"/></text:span><text:span text:style-name="T57">android:text=</text:span><text:span text:style-name="T56">"</text:span><text:span text:style-name="T57">Rejouer</text:span><text:span text:style-name="T56">"</text:span></text:p>
      <text:p text:style-name="P57"><text:span text:style-name="T56"><text:s text:c="26"/></text:span><text:span text:style-name="T57">android:gravity=</text:span><text:span text:style-name="T56">"</text:span><text:span text:style-name="T57">center</text:span><text:span text:style-name="T56">"/</text:span><text:span text:style-name="T57">&gt;</text:span></text:p>
      <text:p text:style-name="P57"><text:span text:style-name="T57"><text:s text:c="8"/>&lt;/LinearLayout&gt;</text:span></text:p>
      <text:p text:style-name="P56"><text:span text:style-name="T56">&lt;/LinearLayout&gt;""" % (numMin, numMax)</text:span></text:p>
      <text:p text:style-name="P56"><text:span text:style-name="T56"/></text:p>
      <text:p text:style-name="P56"><text:span text:style-name="T56">droid.fullShow(layout)</text:span></text:p>
      <text:p text:style-name="P56"><text:span text:style-name="T56">eventloop()</text:span></text:p>
      <text:p text:style-name="P56"><text:span text:style-name="T56">droid.fullDismiss()</text:span></text:p>
      <text:p text:style-name="FicheTexte"><text:span text:style-name="T56"/></text:p>
      <text:p text:style-name="P54"><text:span text:style-name="T58">Trouvez plus d'exemple de scripts python pour Android sur </text:span><text:a xlink:type="simple" xlink:href="http://the3fold.free.fr/python/android/"><text:span text:style-name="T58">http://the3fold.free.fr/python/androi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OpenSymbol" svg:font-family="OpenSymbol"/>
    <style:font-face style:name="arial" svg:font-family="arial, sans-serif"/>
    <style:font-face style:name="FreeMono1" svg:font-family="FreeMono" style:font-family-generic="modern" style:font-pitch="fixed"/>
    <style:font-face style:name="FreeMono" svg:font-family="FreeMono" style:font-adornments="Normal" style:font-family-generic="modern" style:font-pitch="fixed"/>
    <style:font-face style:name="Century Schoolbook L" svg:font-family="'Century Schoolbook L'" style:font-family-generic="roman" style:font-pitch="variable"/>
    <style:font-face style:name="Century Schoolbook L1" svg:font-family="'Century Schoolbook L'" style:font-adornments="Roman"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entury Schoolbook L" fo:font-size="10pt" fo:font-weight="normal" officeooo:rsid="00022c91" style:font-size-asian="10pt" style:font-weight-asian="normal" style:font-size-complex="10pt" style:font-weight-complex="normal"/>
    </style:style>
    <style:style style:name="Heading" style:family="paragraph"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cheTitre" style:family="paragraph" style:class="text">
      <style:paragraph-properties fo:text-align="center" style:justify-single-word="false"/>
      <style:text-properties style:font-name="Nimbus Roman No9 L" fo:font-size="16pt" fo:font-weight="bold" officeooo:rsid="00020ba2" style:font-size-asian="16pt" style:font-weight-asian="bold" style:font-size-complex="16pt" style:font-weight-complex="bold"/>
    </style:style>
    <style:style style:name="FicheTexte" style:family="paragraph" style:class="text">
      <style:paragraph-properties fo:text-align="justify" style:justify-single-word="false"/>
      <style:text-properties style:font-name="Century Schoolbook L1" fo:font-size="10pt" fo:font-weight="normal" style:font-size-asian="10.5pt"/>
    </style:style>
    <style:style style:name="FicheCode" style:family="paragraph" style:class="text">
      <style:paragraph-properties fo:text-align="start" style:justify-single-word="false" fo:background-color="#cccccc" fo:padding="0.049cm" fo:border="0.06pt solid #000000" style:shadow="#808080 0.18cm 0.18cm">
        <style:background-image/>
      </style:paragraph-properties>
      <style:text-properties style:font-name="FreeMono" fo:font-size="10pt" fo:font-weight="normal" officeooo:rsid="000cd079" style:font-size-asian="10pt" style:font-weight-asian="normal" style:font-size-complex="10pt"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335cm"/>
    </style:style>
    <style:style style:name="Tableau1.B" style:family="table-column">
      <style:table-column-properties style:column-width="3.678cm"/>
    </style:style>
    <style:style style:name="Tableau1.A1" style:family="table-cell">
      <style:table-cell-properties fo:padding="0.097cm" fo:border="none"/>
    </style:style>
    <style:style style:name="MP1" style:family="paragraph" style:parent-style-name="Footer">
      <style:paragraph-properties fo:margin-left="0cm" fo:margin-right="0cm" fo:margin-top="0cm" fo:margin-bottom="0cm" style:contextual-spacing="false" style:line-height-at-least="0.344cm" fo:text-align="center" style:justify-single-word="false" fo:text-indent="0cm" style:auto-text-indent="false" fo:padding="0cm" fo:border="none">
        <style:tab-stops>
          <style:tab-stop style:position="8.5cm" style:type="center"/>
          <style:tab-stop style:position="17cm" style:type="right"/>
        </style:tab-stops>
      </style:paragraph-properties>
      <style:text-properties officeooo:paragraph-rsid="001e20d2"/>
    </style:style>
    <style:style style:name="MP2" style:family="paragraph" style:parent-style-name="Table_20_Contents">
      <style:paragraph-properties fo:text-align="center" style:justify-single-word="false"/>
    </style:style>
    <style:style style:name="MP3" style:family="paragraph" style:parent-style-name="Footer">
      <style:paragraph-properties fo:margin-left="0cm" fo:margin-right="0cm" fo:margin-top="0cm" fo:margin-bottom="0cm" style:contextual-spacing="false" style:line-height-at-least="0.344cm" fo:text-align="center" style:justify-single-word="false" fo:text-indent="0cm" style:auto-text-indent="false" fo:padding="0cm" fo:border="none"/>
    </style:style>
    <style:style style:name="MT1" style:family="text">
      <style:text-properties fo:font-variant="normal" fo:text-transform="none" fo:color="#000000" style:font-name="Helvetica Neue" fo:font-size="8pt" fo:letter-spacing="normal" fo:font-style="normal" fo:font-weight="normal" style:font-size-asian="8pt" style:font-size-complex="8pt"/>
    </style:style>
    <style:style style:name="MT2" style:family="text">
      <style:text-properties fo:font-variant="normal" fo:text-transform="none" fo:color="#000000" style:font-name="Helvetica Neue" fo:font-size="8pt" fo:letter-spacing="normal" fo:font-style="normal" fo:font-weight="normal" officeooo:rsid="001e16c1" style:font-size-asian="8pt" style:font-size-complex="8pt"/>
    </style:style>
    <style:style style:name="MT3" style:family="text">
      <style:text-properties fo:font-variant="normal" fo:text-transform="none" fo:color="#4374b7" style:text-line-through-style="none" style:font-name="Helvetica Neue" fo:font-size="8pt" fo:letter-spacing="normal" fo:font-style="normal" style:text-underline-style="none" fo:font-weight="normal" style:text-blinking="false" style:font-size-asian="8pt" style:font-size-complex="8pt"/>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51cm" fo:margin-left="0cm" fo:margin-right="0cm" fo:margin-top="0.25cm" style:dynamic-spacing="fals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Ce</text:span><text:span text:style-name="MT2">s fiches sont</text:span><text:span text:style-name="MT1"> mise</text:span><text:span text:style-name="MT2">s</text:span><text:span text:style-name="MT1"> à disposition selon les termes de la </text:span><text:a xlink:type="simple" xlink:href="http://creativecommons.org/licenses/by-sa/3.0/fr/"><text:span text:style-name="MT3">Licence Creative Commons Attribution - Partage dans les Mêmes Conditions 3.0 France</text:span></text:a><text:span text:style-name="MT1">.</text:span></text:p>
            </table:table-cell>
            <table:table-cell table:style-name="Tableau1.A1" office:value-type="string">
              <text:p text:style-name="MP2"><draw:a xlink:type="simple" xlink:href="http://creativecommons.org/licenses/by-sa/3.0/fr/"><draw:frame draw:style-name="Mfr1" draw:name="images2" text:anchor-type="as-char" svg:width="2.328cm" svg:height="0.82cm" draw:z-index="12"><draw:image xlink:href="http://i.creativecommons.org/l/by-sa/3.0/fr/88x31.png" xlink:type="simple" xlink:show="embed" xlink:actuate="onLoad"/></draw:frame></draw:a></text:p>
            </table:table-cell>
          </table:table-row>
        </table:table>
        <text:p text:style-name="MP3"><text:line-brea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11:07:21</meta:creation-date>
    <dc:date>2013-06-19T21:42:05</dc:date>
    <meta:editing-duration>PT5H57M16S</meta:editing-duration>
    <meta:editing-cycles>21</meta:editing-cycles>
    <meta:generator>LibreOffice/4.0.3.3$Linux_x86 LibreOffice_project/400m0$Build-3</meta:generator>
    <meta:document-statistic meta:table-count="1" meta:image-count="2" meta:object-count="0" meta:page-count="12" meta:paragraph-count="398" meta:word-count="3238" meta:character-count="23631" meta:non-whitespace-character-count="19153"/>
  </office:meta>
</office:document-meta>
</file>